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style:font-name="mono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font-name="mono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font-name="mono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font-name="mono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style:font-name="mono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  <style:text-properties style:font-name="mono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  <style:text-properties style:font-name="mono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  <style:text-properties style:font-name="mono"/>
    </style:style>
    <style:style style:name="ce11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style:font-name="mono"/>
    </style:style>
    <style:style style:name="ce12" style:family="table-cell" style:parent-style-name="Pivot_20_Table_20_Value">
      <style:table-cell-properties fo:border-bottom="none" fo:border-left="none" fo:border-right="0.99pt solid #000000" fo:border-top="0.99pt solid #000000"/>
      <style:text-properties style:font-name="mono"/>
    </style:style>
    <style:style style:name="ce13" style:family="table-cell" style:parent-style-name="Pivot_20_Table_20_Value">
      <style:table-cell-properties fo:border-bottom="none" fo:border-left="none" fo:border-right="0.99pt solid #000000" fo:border-top="none"/>
      <style:text-properties style:font-name="mono"/>
    </style:style>
    <style:style style:name="ce14" style:family="table-cell" style:parent-style-name="Pivot_20_Table_20_Value">
      <style:table-cell-properties fo:border-bottom="0.99pt solid #000000" fo:border-left="none" fo:border-right="0.99pt solid #000000" fo:border-top="none"/>
      <style:text-properties style:font-name="mono"/>
    </style:style>
    <style:style style:name="ce15" style:family="table-cell" style:parent-style-name="Default" style:data-style-name="N11">
      <style:text-properties style:font-name="mono"/>
    </style:style>
    <style:style style:name="ce1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>
      <style:table-cell-properties fo:border-bottom="none" fo:border-left="0.99pt solid #000000" fo:border-right="none" fo:border-top="none"/>
    </style:style>
    <style:style style:name="ce2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9" style:family="table-cell" style:parent-style-name="Pivot_20_Table_20_Value">
      <style:table-cell-properties fo:border-bottom="none" fo:border-left="none" fo:border-right="0.99pt solid #000000" fo:border-top="none"/>
    </style:style>
    <style:style style:name="ce3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2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/>
          <table:table-cell office:value-type="string" calcext:value-type="string">
            <text:p>sum ms</text:p>
          </table:table-cell>
          <table:table-cell office:value-type="string" calcext:value-type="string">
            <text:p>ms/tick</text:p>
          </table:table-cell>
          <table:table-cell table:number-columns-repeated="2"/>
          <table:table-cell table:style-name="Default" office:value-type="string" calcext:value-type="string">
            <text:p>UPS</text:p>
          </table:table-cell>
          <table:table-cell table:style-name="Default" office:value-type="string" calcext:value-type="string">
            <text:p>pastes</text:p>
          </table:table-cell>
          <table:table-cell office:value-type="string" calcext:value-type="string">
            <text:p>predicted UPS at 500 pastes</text:p>
          </table:table-cell>
        </table:table-row>
        <table:table-row table:style-name="ro1">
          <table:table-cell office:value-type="string" calcext:value-type="string">
            <text:p>1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086" calcext:value-type="float">
            <text:p>2.086</text:p>
          </table:table-cell>
          <table:table-cell office:value-type="float" office:value="3.863" calcext:value-type="float">
            <text:p>3.86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472" calcext:value-type="float">
            <text:p>0.472</text:p>
          </table:table-cell>
          <table:table-cell office:value-type="float" office:value="20000" calcext:value-type="float">
            <text:p>20000</text:p>
          </table:table-cell>
          <table:table-cell office:value-type="float" office:value="452.453" calcext:value-type="float">
            <text:p>452.453</text:p>
          </table:table-cell>
          <table:table-cell office:value-type="float" office:value="44203.4" calcext:value-type="float">
            <text:p>44203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:.I4])" office:value-type="float" office:value="1359.059" calcext:value-type="float">
            <text:p>1359.059</text:p>
          </table:table-cell>
          <table:table-cell table:formula="of:=[.N2]/60000" office:value-type="float" office:value="0.0226509833333333" calcext:value-type="float">
            <text:p>0.022650983333333</text:p>
          </table:table-cell>
          <table:table-cell table:formula="of:=SUBSTITUTE([.A2];&quot;.pasta.zip&quot;;&quot;&quot;)" office:value-type="string" office:string-value="1belt" calcext:value-type="string">
            <text:p>1belt</text:p>
          </table:table-cell>
          <table:table-cell table:formula="of:=RIGHT([.P2];4)" office:value-type="string" office:string-value="belt" calcext:value-type="string">
            <text:p>belt</text:p>
          </table:table-cell>
          <table:table-cell table:formula="of:=60000/[.N2]*1000" office:value-type="float" office:value="44148.1937134444" calcext:value-type="float">
            <text:p>44,148.19</text:p>
          </table:table-cell>
          <table:table-cell table:formula="of:=SUBSTITUTE([.P2];[.Q2];&quot;&quot;)" office:value-type="string" office:string-value="1" calcext:value-type="string">
            <text:p>1</text:p>
          </table:table-cell>
          <table:table-cell table:formula="of:=[.R2]/500*[.S2]" office:value-type="float" office:value="88.2963874268888" calcext:value-type="float">
            <text:p>88.2963874268888</text:p>
          </table:table-cell>
        </table:table-row>
        <table:table-row table:style-name="ro1">
          <table:table-cell office:value-type="string" calcext:value-type="string">
            <text:p>1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84" calcext:value-type="float">
            <text:p>2.084</text:p>
          </table:table-cell>
          <table:table-cell office:value-type="float" office:value="3.783" calcext:value-type="float">
            <text:p>3.78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493" calcext:value-type="float">
            <text:p>0.493</text:p>
          </table:table-cell>
          <table:table-cell office:value-type="float" office:value="20000" calcext:value-type="float">
            <text:p>20000</text:p>
          </table:table-cell>
          <table:table-cell office:value-type="float" office:value="455.588" calcext:value-type="float">
            <text:p>455.588</text:p>
          </table:table-cell>
          <table:table-cell office:value-type="float" office:value="43899.3" calcext:value-type="float">
            <text:p>4389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82" calcext:value-type="float">
            <text:p>2.082</text:p>
          </table:table-cell>
          <table:table-cell office:value-type="float" office:value="3.762" calcext:value-type="float">
            <text:p>3.7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472" calcext:value-type="float">
            <text:p>0.472</text:p>
          </table:table-cell>
          <table:table-cell office:value-type="float" office:value="20000" calcext:value-type="float">
            <text:p>20000</text:p>
          </table:table-cell>
          <table:table-cell office:value-type="float" office:value="451.018" calcext:value-type="float">
            <text:p>451.018</text:p>
          </table:table-cell>
          <table:table-cell office:value-type="float" office:value="44344.1" calcext:value-type="float">
            <text:p>44344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088" calcext:value-type="float">
            <text:p>2.088</text:p>
          </table:table-cell>
          <table:table-cell office:value-type="float" office:value="3.9" calcext:value-type="float">
            <text:p>3.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501" calcext:value-type="float">
            <text:p>0.501</text:p>
          </table:table-cell>
          <table:table-cell office:value-type="float" office:value="20000" calcext:value-type="float">
            <text:p>20000</text:p>
          </table:table-cell>
          <table:table-cell office:value-type="float" office:value="487.121" calcext:value-type="float">
            <text:p>487.121</text:p>
          </table:table-cell>
          <table:table-cell office:value-type="float" office:value="41057.5" calcext:value-type="float">
            <text:p>4105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5:.I7])" office:value-type="float" office:value="1474.09" calcext:value-type="float">
            <text:p>1474.09</text:p>
          </table:table-cell>
          <table:table-cell table:formula="of:=[.N5]/60000" office:value-type="float" office:value="0.0245681666666667" calcext:value-type="float">
            <text:p>0.024568166666667</text:p>
          </table:table-cell>
          <table:table-cell table:formula="of:=SUBSTITUTE([.A5];&quot;.pasta.zip&quot;;&quot;&quot;)" office:value-type="string" office:string-value="1bot" calcext:value-type="string">
            <text:p>1bot</text:p>
          </table:table-cell>
          <table:table-cell table:formula="of:=RIGHT([.P5];3)" office:value-type="string" office:string-value="bot" calcext:value-type="string">
            <text:p>bot</text:p>
          </table:table-cell>
          <table:table-cell table:formula="of:=60000/[.N5]*1000" office:value-type="float" office:value="40703.0778310687" calcext:value-type="float">
            <text:p>40,703.08</text:p>
          </table:table-cell>
          <table:table-cell table:formula="of:=SUBSTITUTE([.P5];[.Q5];&quot;&quot;)" office:value-type="string" office:string-value="1" calcext:value-type="string">
            <text:p>1</text:p>
          </table:table-cell>
          <table:table-cell table:formula="of:=[.R5]/500*[.S5]" office:value-type="float" office:value="81.4061556621373" calcext:value-type="float">
            <text:p>81.4061556621373</text:p>
          </table:table-cell>
        </table:table-row>
        <table:table-row table:style-name="ro1">
          <table:table-cell office:value-type="string" calcext:value-type="string">
            <text:p>1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84" calcext:value-type="float">
            <text:p>2.084</text:p>
          </table:table-cell>
          <table:table-cell office:value-type="float" office:value="3.804" calcext:value-type="float">
            <text:p>3.8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466" calcext:value-type="float">
            <text:p>0.466</text:p>
          </table:table-cell>
          <table:table-cell office:value-type="float" office:value="20000" calcext:value-type="float">
            <text:p>20000</text:p>
          </table:table-cell>
          <table:table-cell office:value-type="float" office:value="493.891" calcext:value-type="float">
            <text:p>493.891</text:p>
          </table:table-cell>
          <table:table-cell office:value-type="float" office:value="40494.7" calcext:value-type="float">
            <text:p>40494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1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82" calcext:value-type="float">
            <text:p>2.082</text:p>
          </table:table-cell>
          <table:table-cell office:value-type="float" office:value="3.81" calcext:value-type="float">
            <text:p>3.8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467" calcext:value-type="float">
            <text:p>0.467</text:p>
          </table:table-cell>
          <table:table-cell office:value-type="float" office:value="20000" calcext:value-type="float">
            <text:p>20000</text:p>
          </table:table-cell>
          <table:table-cell office:value-type="float" office:value="493.078" calcext:value-type="float">
            <text:p>493.078</text:p>
          </table:table-cell>
          <table:table-cell office:value-type="float" office:value="40561.5" calcext:value-type="float">
            <text:p>40561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089" calcext:value-type="float">
            <text:p>2.089</text:p>
          </table:table-cell>
          <table:table-cell office:value-type="float" office:value="4.052" calcext:value-type="float">
            <text:p>4.05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6" calcext:value-type="float">
            <text:p>0.026</text:p>
          </table:table-cell>
          <table:table-cell office:value-type="float" office:value="0.519" calcext:value-type="float">
            <text:p>0.519</text:p>
          </table:table-cell>
          <table:table-cell office:value-type="float" office:value="20000" calcext:value-type="float">
            <text:p>20000</text:p>
          </table:table-cell>
          <table:table-cell office:value-type="float" office:value="735.121" calcext:value-type="float">
            <text:p>735.121</text:p>
          </table:table-cell>
          <table:table-cell office:value-type="float" office:value="27206.4" calcext:value-type="float">
            <text:p>27206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8:.I10])" office:value-type="float" office:value="2211.529" calcext:value-type="float">
            <text:p>2211.529</text:p>
          </table:table-cell>
          <table:table-cell table:formula="of:=[.N8]/60000" office:value-type="float" office:value="0.0368588166666667" calcext:value-type="float">
            <text:p>0.036858816666667</text:p>
          </table:table-cell>
          <table:table-cell table:formula="of:=SUBSTITUTE([.A8];&quot;.pasta.zip&quot;;&quot;&quot;)" office:value-type="string" office:string-value="2belt" calcext:value-type="string">
            <text:p>2belt</text:p>
          </table:table-cell>
          <table:table-cell table:formula="of:=RIGHT([.P8];4)" office:value-type="string" office:string-value="belt" calcext:value-type="string">
            <text:p>belt</text:p>
          </table:table-cell>
          <table:table-cell table:formula="of:=60000/[.N8]*1000" office:value-type="float" office:value="27130.5508541828" calcext:value-type="float">
            <text:p>27,130.55</text:p>
          </table:table-cell>
          <table:table-cell table:formula="of:=SUBSTITUTE([.P8];[.Q8];&quot;&quot;)" office:value-type="string" office:string-value="2" calcext:value-type="string">
            <text:p>2</text:p>
          </table:table-cell>
          <table:table-cell table:formula="of:=[.R8]/500*[.S8]" office:value-type="float" office:value="108.522203416731" calcext:value-type="float">
            <text:p>108.522203416731</text:p>
          </table:table-cell>
        </table:table-row>
        <table:table-row table:style-name="ro1">
          <table:table-cell office:value-type="string" calcext:value-type="string">
            <text:p>2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85" calcext:value-type="float">
            <text:p>2.085</text:p>
          </table:table-cell>
          <table:table-cell office:value-type="float" office:value="4.102" calcext:value-type="float">
            <text:p>4.1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7" calcext:value-type="float">
            <text:p>0.027</text:p>
          </table:table-cell>
          <table:table-cell office:value-type="float" office:value="0.511" calcext:value-type="float">
            <text:p>0.511</text:p>
          </table:table-cell>
          <table:table-cell office:value-type="float" office:value="20000" calcext:value-type="float">
            <text:p>20000</text:p>
          </table:table-cell>
          <table:table-cell office:value-type="float" office:value="740.296" calcext:value-type="float">
            <text:p>740.296</text:p>
          </table:table-cell>
          <table:table-cell office:value-type="float" office:value="27016.2" calcext:value-type="float">
            <text:p>27016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89" calcext:value-type="float">
            <text:p>2.089</text:p>
          </table:table-cell>
          <table:table-cell office:value-type="float" office:value="4.057" calcext:value-type="float">
            <text:p>4.05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6" calcext:value-type="float">
            <text:p>0.026</text:p>
          </table:table-cell>
          <table:table-cell office:value-type="float" office:value="0.52" calcext:value-type="float">
            <text:p>0.52</text:p>
          </table:table-cell>
          <table:table-cell office:value-type="float" office:value="20000" calcext:value-type="float">
            <text:p>20000</text:p>
          </table:table-cell>
          <table:table-cell office:value-type="float" office:value="736.112" calcext:value-type="float">
            <text:p>736.112</text:p>
          </table:table-cell>
          <table:table-cell office:value-type="float" office:value="27169.7" calcext:value-type="float">
            <text:p>27169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4.06" calcext:value-type="float">
            <text:p>4.0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2" calcext:value-type="float">
            <text:p>0.022</text:p>
          </table:table-cell>
          <table:table-cell office:value-type="float" office:value="0.509" calcext:value-type="float">
            <text:p>0.509</text:p>
          </table:table-cell>
          <table:table-cell office:value-type="float" office:value="20000" calcext:value-type="float">
            <text:p>20000</text:p>
          </table:table-cell>
          <table:table-cell office:value-type="float" office:value="725.015" calcext:value-type="float">
            <text:p>725.015</text:p>
          </table:table-cell>
          <table:table-cell office:value-type="float" office:value="27585.6" calcext:value-type="float">
            <text:p>27585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1:.I13])" office:value-type="float" office:value="2183.659" calcext:value-type="float">
            <text:p>2183.659</text:p>
          </table:table-cell>
          <table:table-cell table:formula="of:=[.N11]/60000" office:value-type="float" office:value="0.0363943166666667" calcext:value-type="float">
            <text:p>0.036394316666667</text:p>
          </table:table-cell>
          <table:table-cell table:formula="of:=SUBSTITUTE([.A11];&quot;.pasta.zip&quot;;&quot;&quot;)" office:value-type="string" office:string-value="2bot" calcext:value-type="string">
            <text:p>2bot</text:p>
          </table:table-cell>
          <table:table-cell table:formula="of:=RIGHT([.P11];3)" office:value-type="string" office:string-value="bot" calcext:value-type="string">
            <text:p>bot</text:p>
          </table:table-cell>
          <table:table-cell table:formula="of:=60000/[.N11]*1000" office:value-type="float" office:value="27476.8175800342" calcext:value-type="float">
            <text:p>27,476.82</text:p>
          </table:table-cell>
          <table:table-cell table:formula="of:=SUBSTITUTE([.P11];[.Q11];&quot;&quot;)" office:value-type="string" office:string-value="2" calcext:value-type="string">
            <text:p>2</text:p>
          </table:table-cell>
          <table:table-cell table:formula="of:=[.R11]/500*[.S11]" office:value-type="float" office:value="109.907270320137" calcext:value-type="float">
            <text:p>109.907270320137</text:p>
          </table:table-cell>
        </table:table-row>
        <table:table-row table:style-name="ro1">
          <table:table-cell office:value-type="string" calcext:value-type="string">
            <text:p>2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86" calcext:value-type="float">
            <text:p>2.086</text:p>
          </table:table-cell>
          <table:table-cell office:value-type="float" office:value="4.137" calcext:value-type="float">
            <text:p>4.13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2" calcext:value-type="float">
            <text:p>0.022</text:p>
          </table:table-cell>
          <table:table-cell office:value-type="float" office:value="0.509" calcext:value-type="float">
            <text:p>0.509</text:p>
          </table:table-cell>
          <table:table-cell office:value-type="float" office:value="20000" calcext:value-type="float">
            <text:p>20000</text:p>
          </table:table-cell>
          <table:table-cell office:value-type="float" office:value="728.282" calcext:value-type="float">
            <text:p>728.282</text:p>
          </table:table-cell>
          <table:table-cell office:value-type="float" office:value="27461.8" calcext:value-type="float">
            <text:p>27461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87" calcext:value-type="float">
            <text:p>2.087</text:p>
          </table:table-cell>
          <table:table-cell office:value-type="float" office:value="4.054" calcext:value-type="float">
            <text:p>4.05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2" calcext:value-type="float">
            <text:p>0.022</text:p>
          </table:table-cell>
          <table:table-cell office:value-type="float" office:value="0.503" calcext:value-type="float">
            <text:p>0.503</text:p>
          </table:table-cell>
          <table:table-cell office:value-type="float" office:value="20000" calcext:value-type="float">
            <text:p>20000</text:p>
          </table:table-cell>
          <table:table-cell office:value-type="float" office:value="730.362" calcext:value-type="float">
            <text:p>730.362</text:p>
          </table:table-cell>
          <table:table-cell office:value-type="float" office:value="27383.6" calcext:value-type="float">
            <text:p>27383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09" calcext:value-type="float">
            <text:p>2.09</text:p>
          </table:table-cell>
          <table:table-cell office:value-type="float" office:value="4.302" calcext:value-type="float">
            <text:p>4.30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574" calcext:value-type="float">
            <text:p>0.574</text:p>
          </table:table-cell>
          <table:table-cell office:value-type="float" office:value="20000" calcext:value-type="float">
            <text:p>20000</text:p>
          </table:table-cell>
          <table:table-cell office:value-type="float" office:value="976.196" calcext:value-type="float">
            <text:p>976.196</text:p>
          </table:table-cell>
          <table:table-cell office:value-type="float" office:value="20487.6" calcext:value-type="float">
            <text:p>2048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4:.I16])" office:value-type="float" office:value="2940.816" calcext:value-type="float">
            <text:p>2940.816</text:p>
          </table:table-cell>
          <table:table-cell table:formula="of:=[.N14]/60000" office:value-type="float" office:value="0.0490136" calcext:value-type="float">
            <text:p>0.0490136</text:p>
          </table:table-cell>
          <table:table-cell table:formula="of:=SUBSTITUTE([.A14];&quot;.pasta.zip&quot;;&quot;&quot;)" office:value-type="string" office:string-value="3belt" calcext:value-type="string">
            <text:p>3belt</text:p>
          </table:table-cell>
          <table:table-cell table:formula="of:=RIGHT([.P14];4)" office:value-type="string" office:string-value="belt" calcext:value-type="string">
            <text:p>belt</text:p>
          </table:table-cell>
          <table:table-cell table:formula="of:=60000/[.N14]*1000" office:value-type="float" office:value="20402.500530465" calcext:value-type="float">
            <text:p>20,402.50</text:p>
          </table:table-cell>
          <table:table-cell table:formula="of:=SUBSTITUTE([.P14];[.Q14];&quot;&quot;)" office:value-type="string" office:string-value="3" calcext:value-type="string">
            <text:p>3</text:p>
          </table:table-cell>
          <table:table-cell table:formula="of:=[.R14]/500*[.S14]" office:value-type="float" office:value="122.41500318279" calcext:value-type="float">
            <text:p>122.41500318279</text:p>
          </table:table-cell>
        </table:table-row>
        <table:table-row table:style-name="ro1">
          <table:table-cell office:value-type="string" calcext:value-type="string">
            <text:p>3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85" calcext:value-type="float">
            <text:p>2.085</text:p>
          </table:table-cell>
          <table:table-cell office:value-type="float" office:value="4.302" calcext:value-type="float">
            <text:p>4.30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55" calcext:value-type="float">
            <text:p>0.55</text:p>
          </table:table-cell>
          <table:table-cell office:value-type="float" office:value="20000" calcext:value-type="float">
            <text:p>20000</text:p>
          </table:table-cell>
          <table:table-cell office:value-type="float" office:value="983.534" calcext:value-type="float">
            <text:p>983.534</text:p>
          </table:table-cell>
          <table:table-cell office:value-type="float" office:value="20334.8" calcext:value-type="float">
            <text:p>2033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85" calcext:value-type="float">
            <text:p>2.085</text:p>
          </table:table-cell>
          <table:table-cell office:value-type="float" office:value="4.393" calcext:value-type="float">
            <text:p>4.39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61" calcext:value-type="float">
            <text:p>0.61</text:p>
          </table:table-cell>
          <table:table-cell office:value-type="float" office:value="20000" calcext:value-type="float">
            <text:p>20000</text:p>
          </table:table-cell>
          <table:table-cell office:value-type="float" office:value="981.086" calcext:value-type="float">
            <text:p>981.086</text:p>
          </table:table-cell>
          <table:table-cell office:value-type="float" office:value="20385.5" calcext:value-type="float">
            <text:p>20385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097" calcext:value-type="float">
            <text:p>2.097</text:p>
          </table:table-cell>
          <table:table-cell office:value-type="float" office:value="4.416" calcext:value-type="float">
            <text:p>4.41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2" calcext:value-type="float">
            <text:p>0.032</text:p>
          </table:table-cell>
          <table:table-cell office:value-type="float" office:value="0.766" calcext:value-type="float">
            <text:p>0.766</text:p>
          </table:table-cell>
          <table:table-cell office:value-type="float" office:value="20000" calcext:value-type="float">
            <text:p>20000</text:p>
          </table:table-cell>
          <table:table-cell office:value-type="float" office:value="987.146" calcext:value-type="float">
            <text:p>987.146</text:p>
          </table:table-cell>
          <table:table-cell office:value-type="float" office:value="20260.4" calcext:value-type="float">
            <text:p>2026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17:.I19])" office:value-type="float" office:value="2975.268" calcext:value-type="float">
            <text:p>2975.268</text:p>
          </table:table-cell>
          <table:table-cell table:formula="of:=[.N17]/60000" office:value-type="float" office:value="0.0495878" calcext:value-type="float">
            <text:p>0.0495878</text:p>
          </table:table-cell>
          <table:table-cell table:formula="of:=SUBSTITUTE([.A17];&quot;.pasta.zip&quot;;&quot;&quot;)" office:value-type="string" office:string-value="3bot" calcext:value-type="string">
            <text:p>3bot</text:p>
          </table:table-cell>
          <table:table-cell table:formula="of:=RIGHT([.P17];3)" office:value-type="string" office:string-value="bot" calcext:value-type="string">
            <text:p>bot</text:p>
          </table:table-cell>
          <table:table-cell table:formula="of:=60000/[.N17]*1000" office:value-type="float" office:value="20166.2505696966" calcext:value-type="float">
            <text:p>20,166.25</text:p>
          </table:table-cell>
          <table:table-cell table:formula="of:=SUBSTITUTE([.P17];[.Q17];&quot;&quot;)" office:value-type="string" office:string-value="3" calcext:value-type="string">
            <text:p>3</text:p>
          </table:table-cell>
          <table:table-cell table:formula="of:=[.R17]/500*[.S17]" office:value-type="float" office:value="120.997503418179" calcext:value-type="float">
            <text:p>120.997503418179</text:p>
          </table:table-cell>
        </table:table-row>
        <table:table-row table:style-name="ro1">
          <table:table-cell office:value-type="string" calcext:value-type="string">
            <text:p>3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85" calcext:value-type="float">
            <text:p>2.085</text:p>
          </table:table-cell>
          <table:table-cell office:value-type="float" office:value="4.394" calcext:value-type="float">
            <text:p>4.394</text:p>
          </table:table-cell>
          <table:table-cell office:value-type="float" office:value="0.05" calcext:value-type="float">
            <text:p>0.05</text:p>
          </table:table-cell>
          <table:table-cell office:value-type="float" office:value="0.032" calcext:value-type="float">
            <text:p>0.032</text:p>
          </table:table-cell>
          <table:table-cell office:value-type="float" office:value="0.594" calcext:value-type="float">
            <text:p>0.594</text:p>
          </table:table-cell>
          <table:table-cell office:value-type="float" office:value="20000" calcext:value-type="float">
            <text:p>20000</text:p>
          </table:table-cell>
          <table:table-cell office:value-type="float" office:value="991.786" calcext:value-type="float">
            <text:p>991.786</text:p>
          </table:table-cell>
          <table:table-cell office:value-type="float" office:value="20165.6" calcext:value-type="float">
            <text:p>20165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78" calcext:value-type="float">
            <text:p>2.078</text:p>
          </table:table-cell>
          <table:table-cell office:value-type="float" office:value="4.4" calcext:value-type="float">
            <text:p>4.4</text:p>
          </table:table-cell>
          <table:table-cell office:value-type="float" office:value="0.05" calcext:value-type="float">
            <text:p>0.05</text:p>
          </table:table-cell>
          <table:table-cell office:value-type="float" office:value="0.033" calcext:value-type="float">
            <text:p>0.033</text:p>
          </table:table-cell>
          <table:table-cell office:value-type="float" office:value="0.534" calcext:value-type="float">
            <text:p>0.534</text:p>
          </table:table-cell>
          <table:table-cell office:value-type="float" office:value="20000" calcext:value-type="float">
            <text:p>20000</text:p>
          </table:table-cell>
          <table:table-cell office:value-type="float" office:value="996.336" calcext:value-type="float">
            <text:p>996.336</text:p>
          </table:table-cell>
          <table:table-cell office:value-type="float" office:value="20073.5" calcext:value-type="float">
            <text:p>2007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4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089" calcext:value-type="float">
            <text:p>2.089</text:p>
          </table:table-cell>
          <table:table-cell office:value-type="float" office:value="4.632" calcext:value-type="float">
            <text:p>4.6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8" calcext:value-type="float">
            <text:p>0.048</text:p>
          </table:table-cell>
          <table:table-cell office:value-type="float" office:value="0.624" calcext:value-type="float">
            <text:p>0.624</text:p>
          </table:table-cell>
          <table:table-cell office:value-type="float" office:value="20000" calcext:value-type="float">
            <text:p>20000</text:p>
          </table:table-cell>
          <table:table-cell office:value-type="float" office:value="1216.491" calcext:value-type="float">
            <text:p>1216.491</text:p>
          </table:table-cell>
          <table:table-cell office:value-type="float" office:value="16440.7" calcext:value-type="float">
            <text:p>16440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0:.I22])" office:value-type="float" office:value="3665.949" calcext:value-type="float">
            <text:p>3665.949</text:p>
          </table:table-cell>
          <table:table-cell table:formula="of:=[.N20]/60000" office:value-type="float" office:value="0.06109915" calcext:value-type="float">
            <text:p>0.06109915</text:p>
          </table:table-cell>
          <table:table-cell table:formula="of:=SUBSTITUTE([.A20];&quot;.pasta.zip&quot;;&quot;&quot;)" office:value-type="string" office:string-value="4belt" calcext:value-type="string">
            <text:p>4belt</text:p>
          </table:table-cell>
          <table:table-cell table:formula="of:=RIGHT([.P20];4)" office:value-type="string" office:string-value="belt" calcext:value-type="string">
            <text:p>belt</text:p>
          </table:table-cell>
          <table:table-cell table:formula="of:=60000/[.N20]*1000" office:value-type="float" office:value="16366.8398005537" calcext:value-type="float">
            <text:p>16,366.84</text:p>
          </table:table-cell>
          <table:table-cell table:formula="of:=SUBSTITUTE([.P20];[.Q20];&quot;&quot;)" office:value-type="string" office:string-value="4" calcext:value-type="string">
            <text:p>4</text:p>
          </table:table-cell>
          <table:table-cell table:formula="of:=[.R20]/500*[.S20]" office:value-type="float" office:value="130.93471840443" calcext:value-type="float">
            <text:p>130.93471840443</text:p>
          </table:table-cell>
        </table:table-row>
        <table:table-row table:style-name="ro1">
          <table:table-cell office:value-type="string" calcext:value-type="string">
            <text:p>4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86" calcext:value-type="float">
            <text:p>2.086</text:p>
          </table:table-cell>
          <table:table-cell office:value-type="float" office:value="4.543" calcext:value-type="float">
            <text:p>4.54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8" calcext:value-type="float">
            <text:p>0.048</text:p>
          </table:table-cell>
          <table:table-cell office:value-type="float" office:value="0.631" calcext:value-type="float">
            <text:p>0.631</text:p>
          </table:table-cell>
          <table:table-cell office:value-type="float" office:value="20000" calcext:value-type="float">
            <text:p>20000</text:p>
          </table:table-cell>
          <table:table-cell office:value-type="float" office:value="1224.28" calcext:value-type="float">
            <text:p>1224.28</text:p>
          </table:table-cell>
          <table:table-cell office:value-type="float" office:value="16336.1" calcext:value-type="float">
            <text:p>16336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88" calcext:value-type="float">
            <text:p>2.088</text:p>
          </table:table-cell>
          <table:table-cell office:value-type="float" office:value="4.554" calcext:value-type="float">
            <text:p>4.55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8" calcext:value-type="float">
            <text:p>0.048</text:p>
          </table:table-cell>
          <table:table-cell office:value-type="float" office:value="0.617" calcext:value-type="float">
            <text:p>0.617</text:p>
          </table:table-cell>
          <table:table-cell office:value-type="float" office:value="20000" calcext:value-type="float">
            <text:p>20000</text:p>
          </table:table-cell>
          <table:table-cell office:value-type="float" office:value="1225.178" calcext:value-type="float">
            <text:p>1225.178</text:p>
          </table:table-cell>
          <table:table-cell office:value-type="float" office:value="16324.1" calcext:value-type="float">
            <text:p>16324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099" calcext:value-type="float">
            <text:p>2.099</text:p>
          </table:table-cell>
          <table:table-cell office:value-type="float" office:value="4.554" calcext:value-type="float">
            <text:p>4.55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3" calcext:value-type="float">
            <text:p>0.043</text:p>
          </table:table-cell>
          <table:table-cell office:value-type="float" office:value="0.549" calcext:value-type="float">
            <text:p>0.549</text:p>
          </table:table-cell>
          <table:table-cell office:value-type="float" office:value="20000" calcext:value-type="float">
            <text:p>20000</text:p>
          </table:table-cell>
          <table:table-cell office:value-type="float" office:value="1221.185" calcext:value-type="float">
            <text:p>1221.185</text:p>
          </table:table-cell>
          <table:table-cell office:value-type="float" office:value="16377.5" calcext:value-type="float">
            <text:p>1637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3:.I25])" office:value-type="float" office:value="3681.888" calcext:value-type="float">
            <text:p>3681.888</text:p>
          </table:table-cell>
          <table:table-cell table:formula="of:=[.N23]/60000" office:value-type="float" office:value="0.0613648" calcext:value-type="float">
            <text:p>0.0613648</text:p>
          </table:table-cell>
          <table:table-cell table:formula="of:=SUBSTITUTE([.A23];&quot;.pasta.zip&quot;;&quot;&quot;)" office:value-type="string" office:string-value="4bot" calcext:value-type="string">
            <text:p>4bot</text:p>
          </table:table-cell>
          <table:table-cell table:formula="of:=RIGHT([.P23];3)" office:value-type="string" office:string-value="bot" calcext:value-type="string">
            <text:p>bot</text:p>
          </table:table-cell>
          <table:table-cell table:formula="of:=60000/[.N23]*1000" office:value-type="float" office:value="16295.9872760931" calcext:value-type="float">
            <text:p>16,295.99</text:p>
          </table:table-cell>
          <table:table-cell table:formula="of:=SUBSTITUTE([.P23];[.Q23];&quot;&quot;)" office:value-type="string" office:string-value="4" calcext:value-type="string">
            <text:p>4</text:p>
          </table:table-cell>
          <table:table-cell table:formula="of:=[.R23]/500*[.S23]" office:value-type="float" office:value="130.367898208745" calcext:value-type="float">
            <text:p>130.367898208745</text:p>
          </table:table-cell>
        </table:table-row>
        <table:table-row table:style-name="ro1">
          <table:table-cell office:value-type="string" calcext:value-type="string">
            <text:p>4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4.561" calcext:value-type="float">
            <text:p>4.5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4" calcext:value-type="float">
            <text:p>0.044</text:p>
          </table:table-cell>
          <table:table-cell office:value-type="float" office:value="0.539" calcext:value-type="float">
            <text:p>0.539</text:p>
          </table:table-cell>
          <table:table-cell office:value-type="float" office:value="20000" calcext:value-type="float">
            <text:p>20000</text:p>
          </table:table-cell>
          <table:table-cell office:value-type="float" office:value="1234.209" calcext:value-type="float">
            <text:p>1234.209</text:p>
          </table:table-cell>
          <table:table-cell office:value-type="float" office:value="16204.7" calcext:value-type="float">
            <text:p>16204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4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81" calcext:value-type="float">
            <text:p>2.081</text:p>
          </table:table-cell>
          <table:table-cell office:value-type="float" office:value="4.546" calcext:value-type="float">
            <text:p>4.54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3" calcext:value-type="float">
            <text:p>0.043</text:p>
          </table:table-cell>
          <table:table-cell office:value-type="float" office:value="0.554" calcext:value-type="float">
            <text:p>0.554</text:p>
          </table:table-cell>
          <table:table-cell office:value-type="float" office:value="20000" calcext:value-type="float">
            <text:p>20000</text:p>
          </table:table-cell>
          <table:table-cell office:value-type="float" office:value="1226.494" calcext:value-type="float">
            <text:p>1226.494</text:p>
          </table:table-cell>
          <table:table-cell office:value-type="float" office:value="16306.6" calcext:value-type="float">
            <text:p>16306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105" calcext:value-type="float">
            <text:p>2.105</text:p>
          </table:table-cell>
          <table:table-cell office:value-type="float" office:value="4.846" calcext:value-type="float">
            <text:p>4.84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872" calcext:value-type="float">
            <text:p>0.872</text:p>
          </table:table-cell>
          <table:table-cell office:value-type="float" office:value="20000" calcext:value-type="float">
            <text:p>20000</text:p>
          </table:table-cell>
          <table:table-cell office:value-type="float" office:value="1497.324" calcext:value-type="float">
            <text:p>1497.324</text:p>
          </table:table-cell>
          <table:table-cell office:value-type="float" office:value="13357.1" calcext:value-type="float">
            <text:p>13357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6:.I28])" office:value-type="float" office:value="4486.769" calcext:value-type="float">
            <text:p>4486.769</text:p>
          </table:table-cell>
          <table:table-cell table:formula="of:=[.N26]/60000" office:value-type="float" office:value="0.0747794833333333" calcext:value-type="float">
            <text:p>0.074779483333333</text:p>
          </table:table-cell>
          <table:table-cell table:formula="of:=SUBSTITUTE([.A26];&quot;.pasta.zip&quot;;&quot;&quot;)" office:value-type="string" office:string-value="5belt" calcext:value-type="string">
            <text:p>5belt</text:p>
          </table:table-cell>
          <table:table-cell table:formula="of:=RIGHT([.P26];4)" office:value-type="string" office:string-value="belt" calcext:value-type="string">
            <text:p>belt</text:p>
          </table:table-cell>
          <table:table-cell table:formula="of:=60000/[.N26]*1000" office:value-type="float" office:value="13372.6519016245" calcext:value-type="float">
            <text:p>13,372.65</text:p>
          </table:table-cell>
          <table:table-cell table:formula="of:=SUBSTITUTE([.P26];[.Q26];&quot;&quot;)" office:value-type="string" office:string-value="5" calcext:value-type="string">
            <text:p>5</text:p>
          </table:table-cell>
          <table:table-cell table:formula="of:=[.R26]/500*[.S26]" office:value-type="float" office:value="133.726519016245" calcext:value-type="float">
            <text:p>133.726519016245</text:p>
          </table:table-cell>
        </table:table-row>
        <table:table-row table:style-name="ro1">
          <table:table-cell office:value-type="string" calcext:value-type="string">
            <text:p>5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89" calcext:value-type="float">
            <text:p>2.089</text:p>
          </table:table-cell>
          <table:table-cell office:value-type="float" office:value="4.81" calcext:value-type="float">
            <text:p>4.8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59" calcext:value-type="float">
            <text:p>0.059</text:p>
          </table:table-cell>
          <table:table-cell office:value-type="float" office:value="0.857" calcext:value-type="float">
            <text:p>0.857</text:p>
          </table:table-cell>
          <table:table-cell office:value-type="float" office:value="20000" calcext:value-type="float">
            <text:p>20000</text:p>
          </table:table-cell>
          <table:table-cell office:value-type="float" office:value="1485.717" calcext:value-type="float">
            <text:p>1485.717</text:p>
          </table:table-cell>
          <table:table-cell office:value-type="float" office:value="13461.5" calcext:value-type="float">
            <text:p>13461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85" calcext:value-type="float">
            <text:p>2.085</text:p>
          </table:table-cell>
          <table:table-cell office:value-type="float" office:value="4.828" calcext:value-type="float">
            <text:p>4.8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891" calcext:value-type="float">
            <text:p>0.891</text:p>
          </table:table-cell>
          <table:table-cell office:value-type="float" office:value="20000" calcext:value-type="float">
            <text:p>20000</text:p>
          </table:table-cell>
          <table:table-cell office:value-type="float" office:value="1503.728" calcext:value-type="float">
            <text:p>1503.728</text:p>
          </table:table-cell>
          <table:table-cell office:value-type="float" office:value="13300.2" calcext:value-type="float">
            <text:p>13300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095" calcext:value-type="float">
            <text:p>2.095</text:p>
          </table:table-cell>
          <table:table-cell office:value-type="float" office:value="4.836" calcext:value-type="float">
            <text:p>4.8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622" calcext:value-type="float">
            <text:p>0.622</text:p>
          </table:table-cell>
          <table:table-cell office:value-type="float" office:value="20000" calcext:value-type="float">
            <text:p>20000</text:p>
          </table:table-cell>
          <table:table-cell office:value-type="float" office:value="1503.028" calcext:value-type="float">
            <text:p>1503.028</text:p>
          </table:table-cell>
          <table:table-cell office:value-type="float" office:value="13306.4" calcext:value-type="float">
            <text:p>13306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29:.I31])" office:value-type="float" office:value="4496.275" calcext:value-type="float">
            <text:p>4496.275</text:p>
          </table:table-cell>
          <table:table-cell table:formula="of:=[.N29]/60000" office:value-type="float" office:value="0.0749379166666667" calcext:value-type="float">
            <text:p>0.074937916666667</text:p>
          </table:table-cell>
          <table:table-cell table:formula="of:=SUBSTITUTE([.A29];&quot;.pasta.zip&quot;;&quot;&quot;)" office:value-type="string" office:string-value="5bot" calcext:value-type="string">
            <text:p>5bot</text:p>
          </table:table-cell>
          <table:table-cell table:formula="of:=RIGHT([.P29];3)" office:value-type="string" office:string-value="bot" calcext:value-type="string">
            <text:p>bot</text:p>
          </table:table-cell>
          <table:table-cell table:formula="of:=60000/[.N29]*1000" office:value-type="float" office:value="13344.3795141534" calcext:value-type="float">
            <text:p>13,344.38</text:p>
          </table:table-cell>
          <table:table-cell table:formula="of:=SUBSTITUTE([.P29];[.Q29];&quot;&quot;)" office:value-type="string" office:string-value="5" calcext:value-type="string">
            <text:p>5</text:p>
          </table:table-cell>
          <table:table-cell table:formula="of:=[.R29]/500*[.S29]" office:value-type="float" office:value="133.443795141534" calcext:value-type="float">
            <text:p>133.443795141534</text:p>
          </table:table-cell>
        </table:table-row>
        <table:table-row table:style-name="ro1">
          <table:table-cell office:value-type="string" calcext:value-type="string">
            <text:p>5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93" calcext:value-type="float">
            <text:p>2.093</text:p>
          </table:table-cell>
          <table:table-cell office:value-type="float" office:value="4.914" calcext:value-type="float">
            <text:p>4.91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623" calcext:value-type="float">
            <text:p>0.623</text:p>
          </table:table-cell>
          <table:table-cell office:value-type="float" office:value="20000" calcext:value-type="float">
            <text:p>20000</text:p>
          </table:table-cell>
          <table:table-cell office:value-type="float" office:value="1498.373" calcext:value-type="float">
            <text:p>1498.373</text:p>
          </table:table-cell>
          <table:table-cell office:value-type="float" office:value="13347.8" calcext:value-type="float">
            <text:p>13347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92" calcext:value-type="float">
            <text:p>2.092</text:p>
          </table:table-cell>
          <table:table-cell office:value-type="float" office:value="4.82" calcext:value-type="float">
            <text:p>4.8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648" calcext:value-type="float">
            <text:p>0.648</text:p>
          </table:table-cell>
          <table:table-cell office:value-type="float" office:value="20000" calcext:value-type="float">
            <text:p>20000</text:p>
          </table:table-cell>
          <table:table-cell office:value-type="float" office:value="1494.874" calcext:value-type="float">
            <text:p>1494.874</text:p>
          </table:table-cell>
          <table:table-cell office:value-type="float" office:value="13379" calcext:value-type="float">
            <text:p>1337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10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6.157" calcext:value-type="float">
            <text:p>6.15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2" calcext:value-type="float">
            <text:p>0.122</text:p>
          </table:table-cell>
          <table:table-cell office:value-type="float" office:value="0.867" calcext:value-type="float">
            <text:p>0.867</text:p>
          </table:table-cell>
          <table:table-cell office:value-type="float" office:value="20000" calcext:value-type="float">
            <text:p>20000</text:p>
          </table:table-cell>
          <table:table-cell office:value-type="float" office:value="2815.715" calcext:value-type="float">
            <text:p>2815.715</text:p>
          </table:table-cell>
          <table:table-cell office:value-type="float" office:value="7102.9" calcext:value-type="float">
            <text:p>7102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32:.I34])" office:value-type="float" office:value="8450.115" calcext:value-type="float">
            <text:p>8450.115</text:p>
          </table:table-cell>
          <table:table-cell table:formula="of:=[.N32]/60000" office:value-type="float" office:value="0.14083525" calcext:value-type="float">
            <text:p>0.14083525</text:p>
          </table:table-cell>
          <table:table-cell table:formula="of:=SUBSTITUTE([.A32];&quot;.pasta.zip&quot;;&quot;&quot;)" office:value-type="string" office:string-value="10belt" calcext:value-type="string">
            <text:p>10belt</text:p>
          </table:table-cell>
          <table:table-cell table:formula="of:=RIGHT([.P32];4)" office:value-type="string" office:string-value="belt" calcext:value-type="string">
            <text:p>belt</text:p>
          </table:table-cell>
          <table:table-cell table:formula="of:=60000/[.N32]*1000" office:value-type="float" office:value="7100.49508201959" calcext:value-type="float">
            <text:p>7,100.50</text:p>
          </table:table-cell>
          <table:table-cell table:formula="of:=SUBSTITUTE([.P32];[.Q32];&quot;&quot;)" office:value-type="string" office:string-value="10" calcext:value-type="string">
            <text:p>10</text:p>
          </table:table-cell>
          <table:table-cell table:formula="of:=[.R32]/500*[.S32]" office:value-type="float" office:value="142.009901640392" calcext:value-type="float">
            <text:p>142.009901640392</text:p>
          </table:table-cell>
        </table:table-row>
        <table:table-row table:style-name="ro1">
          <table:table-cell office:value-type="string" calcext:value-type="string">
            <text:p>10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88" calcext:value-type="float">
            <text:p>2.088</text:p>
          </table:table-cell>
          <table:table-cell office:value-type="float" office:value="6.145" calcext:value-type="float">
            <text:p>6.14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1" calcext:value-type="float">
            <text:p>0.121</text:p>
          </table:table-cell>
          <table:table-cell office:value-type="float" office:value="0.854" calcext:value-type="float">
            <text:p>0.854</text:p>
          </table:table-cell>
          <table:table-cell office:value-type="float" office:value="20000" calcext:value-type="float">
            <text:p>20000</text:p>
          </table:table-cell>
          <table:table-cell office:value-type="float" office:value="2819.06" calcext:value-type="float">
            <text:p>2819.06</text:p>
          </table:table-cell>
          <table:table-cell office:value-type="float" office:value="7094.5" calcext:value-type="float">
            <text:p>7094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88" calcext:value-type="float">
            <text:p>2.088</text:p>
          </table:table-cell>
          <table:table-cell office:value-type="float" office:value="6.143" calcext:value-type="float">
            <text:p>6.143</text:p>
          </table:table-cell>
          <table:table-cell office:value-type="float" office:value="0.141" calcext:value-type="float">
            <text:p>0.141</text:p>
          </table:table-cell>
          <table:table-cell office:value-type="float" office:value="0.122" calcext:value-type="float">
            <text:p>0.122</text:p>
          </table:table-cell>
          <table:table-cell office:value-type="float" office:value="0.855" calcext:value-type="float">
            <text:p>0.855</text:p>
          </table:table-cell>
          <table:table-cell office:value-type="float" office:value="20000" calcext:value-type="float">
            <text:p>20000</text:p>
          </table:table-cell>
          <table:table-cell office:value-type="float" office:value="2815.34" calcext:value-type="float">
            <text:p>2815.34</text:p>
          </table:table-cell>
          <table:table-cell office:value-type="float" office:value="7103.9" calcext:value-type="float">
            <text:p>710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6.104" calcext:value-type="float">
            <text:p>6.10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9" calcext:value-type="float">
            <text:p>0.109</text:p>
          </table:table-cell>
          <table:table-cell office:value-type="float" office:value="0.829" calcext:value-type="float">
            <text:p>0.829</text:p>
          </table:table-cell>
          <table:table-cell office:value-type="float" office:value="20000" calcext:value-type="float">
            <text:p>20000</text:p>
          </table:table-cell>
          <table:table-cell office:value-type="float" office:value="2761.324" calcext:value-type="float">
            <text:p>2761.324</text:p>
          </table:table-cell>
          <table:table-cell office:value-type="float" office:value="7242.9" calcext:value-type="float">
            <text:p>7242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35:.I37])" office:value-type="float" office:value="8230.592" calcext:value-type="float">
            <text:p>8230.592</text:p>
          </table:table-cell>
          <table:table-cell table:formula="of:=[.N35]/60000" office:value-type="float" office:value="0.137176533333333" calcext:value-type="float">
            <text:p>0.137176533333333</text:p>
          </table:table-cell>
          <table:table-cell table:formula="of:=SUBSTITUTE([.A35];&quot;.pasta.zip&quot;;&quot;&quot;)" office:value-type="string" office:string-value="10bot" calcext:value-type="string">
            <text:p>10bot</text:p>
          </table:table-cell>
          <table:table-cell table:formula="of:=RIGHT([.P35];3)" office:value-type="string" office:string-value="bot" calcext:value-type="string">
            <text:p>bot</text:p>
          </table:table-cell>
          <table:table-cell table:formula="of:=60000/[.N35]*1000" office:value-type="float" office:value="7289.87659696897" calcext:value-type="float">
            <text:p>7,289.88</text:p>
          </table:table-cell>
          <table:table-cell table:formula="of:=SUBSTITUTE([.P35];[.Q35];&quot;&quot;)" office:value-type="string" office:string-value="10" calcext:value-type="string">
            <text:p>10</text:p>
          </table:table-cell>
          <table:table-cell table:formula="of:=[.R35]/500*[.S35]" office:value-type="float" office:value="145.797531939379" calcext:value-type="float">
            <text:p>145.797531939379</text:p>
          </table:table-cell>
        </table:table-row>
        <table:table-row table:style-name="ro1">
          <table:table-cell office:value-type="string" calcext:value-type="string">
            <text:p>10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95" calcext:value-type="float">
            <text:p>2.095</text:p>
          </table:table-cell>
          <table:table-cell office:value-type="float" office:value="6.068" calcext:value-type="float">
            <text:p>6.06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818" calcext:value-type="float">
            <text:p>0.818</text:p>
          </table:table-cell>
          <table:table-cell office:value-type="float" office:value="20000" calcext:value-type="float">
            <text:p>20000</text:p>
          </table:table-cell>
          <table:table-cell office:value-type="float" office:value="2734.49" calcext:value-type="float">
            <text:p>2734.49</text:p>
          </table:table-cell>
          <table:table-cell office:value-type="float" office:value="7313.9" calcext:value-type="float">
            <text:p>731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10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99" calcext:value-type="float">
            <text:p>2.099</text:p>
          </table:table-cell>
          <table:table-cell office:value-type="float" office:value="6.075" calcext:value-type="float">
            <text:p>6.0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802" calcext:value-type="float">
            <text:p>0.802</text:p>
          </table:table-cell>
          <table:table-cell office:value-type="float" office:value="20000" calcext:value-type="float">
            <text:p>20000</text:p>
          </table:table-cell>
          <table:table-cell office:value-type="float" office:value="2734.778" calcext:value-type="float">
            <text:p>2734.778</text:p>
          </table:table-cell>
          <table:table-cell office:value-type="float" office:value="7313.2" calcext:value-type="float">
            <text:p>7313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0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115" calcext:value-type="float">
            <text:p>2.115</text:p>
          </table:table-cell>
          <table:table-cell office:value-type="float" office:value="8.894" calcext:value-type="float">
            <text:p>8.89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52" calcext:value-type="float">
            <text:p>0.252</text:p>
          </table:table-cell>
          <table:table-cell office:value-type="float" office:value="1.165" calcext:value-type="float">
            <text:p>1.165</text:p>
          </table:table-cell>
          <table:table-cell office:value-type="float" office:value="20000" calcext:value-type="float">
            <text:p>20000</text:p>
          </table:table-cell>
          <table:table-cell office:value-type="float" office:value="5525.183" calcext:value-type="float">
            <text:p>5525.183</text:p>
          </table:table-cell>
          <table:table-cell office:value-type="float" office:value="3619.7" calcext:value-type="float">
            <text:p>3619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38:.I40])" office:value-type="float" office:value="16591.689" calcext:value-type="float">
            <text:p>16591.689</text:p>
          </table:table-cell>
          <table:table-cell table:formula="of:=[.N38]/60000" office:value-type="float" office:value="0.27652815" calcext:value-type="float">
            <text:p>0.27652815</text:p>
          </table:table-cell>
          <table:table-cell table:formula="of:=SUBSTITUTE([.A38];&quot;.pasta.zip&quot;;&quot;&quot;)" office:value-type="string" office:string-value="20belt" calcext:value-type="string">
            <text:p>20belt</text:p>
          </table:table-cell>
          <table:table-cell table:formula="of:=RIGHT([.P38];4)" office:value-type="string" office:string-value="belt" calcext:value-type="string">
            <text:p>belt</text:p>
          </table:table-cell>
          <table:table-cell table:formula="of:=60000/[.N38]*1000" office:value-type="float" office:value="3616.26836182862" calcext:value-type="float">
            <text:p>3,616.27</text:p>
          </table:table-cell>
          <table:table-cell table:formula="of:=SUBSTITUTE([.P38];[.Q38];&quot;&quot;)" office:value-type="string" office:string-value="20" calcext:value-type="string">
            <text:p>20</text:p>
          </table:table-cell>
          <table:table-cell table:formula="of:=[.R38]/500*[.S38]" office:value-type="float" office:value="144.650734473145" calcext:value-type="float">
            <text:p>144.650734473145</text:p>
          </table:table-cell>
        </table:table-row>
        <table:table-row table:style-name="ro1">
          <table:table-cell office:value-type="string" calcext:value-type="string">
            <text:p>20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096" calcext:value-type="float">
            <text:p>2.096</text:p>
          </table:table-cell>
          <table:table-cell office:value-type="float" office:value="8.911" calcext:value-type="float">
            <text:p>8.91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53" calcext:value-type="float">
            <text:p>0.253</text:p>
          </table:table-cell>
          <table:table-cell office:value-type="float" office:value="1.167" calcext:value-type="float">
            <text:p>1.167</text:p>
          </table:table-cell>
          <table:table-cell office:value-type="float" office:value="20000" calcext:value-type="float">
            <text:p>20000</text:p>
          </table:table-cell>
          <table:table-cell office:value-type="float" office:value="5568.515" calcext:value-type="float">
            <text:p>5568.515</text:p>
          </table:table-cell>
          <table:table-cell office:value-type="float" office:value="3591.6" calcext:value-type="float">
            <text:p>3591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095" calcext:value-type="float">
            <text:p>2.095</text:p>
          </table:table-cell>
          <table:table-cell office:value-type="float" office:value="8.843" calcext:value-type="float">
            <text:p>8.84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1" calcext:value-type="float">
            <text:p>0.251</text:p>
          </table:table-cell>
          <table:table-cell office:value-type="float" office:value="1.2" calcext:value-type="float">
            <text:p>1.2</text:p>
          </table:table-cell>
          <table:table-cell office:value-type="float" office:value="20000" calcext:value-type="float">
            <text:p>20000</text:p>
          </table:table-cell>
          <table:table-cell office:value-type="float" office:value="5497.991" calcext:value-type="float">
            <text:p>5497.991</text:p>
          </table:table-cell>
          <table:table-cell office:value-type="float" office:value="3637.6" calcext:value-type="float">
            <text:p>363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106" calcext:value-type="float">
            <text:p>2.106</text:p>
          </table:table-cell>
          <table:table-cell office:value-type="float" office:value="8.749" calcext:value-type="float">
            <text:p>8.749</text:p>
          </table:table-cell>
          <table:table-cell office:value-type="float" office:value="0.27" calcext:value-type="float">
            <text:p>0.27</text:p>
          </table:table-cell>
          <table:table-cell office:value-type="float" office:value="0.219" calcext:value-type="float">
            <text:p>0.219</text:p>
          </table:table-cell>
          <table:table-cell office:value-type="float" office:value="1.055" calcext:value-type="float">
            <text:p>1.055</text:p>
          </table:table-cell>
          <table:table-cell office:value-type="float" office:value="20000" calcext:value-type="float">
            <text:p>20000</text:p>
          </table:table-cell>
          <table:table-cell office:value-type="float" office:value="5392.714" calcext:value-type="float">
            <text:p>5392.714</text:p>
          </table:table-cell>
          <table:table-cell office:value-type="float" office:value="3708.7" calcext:value-type="float">
            <text:p>370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41:.I43])" office:value-type="float" office:value="16141.311" calcext:value-type="float">
            <text:p>16141.311</text:p>
          </table:table-cell>
          <table:table-cell table:formula="of:=[.N41]/60000" office:value-type="float" office:value="0.26902185" calcext:value-type="float">
            <text:p>0.26902185</text:p>
          </table:table-cell>
          <table:table-cell table:formula="of:=SUBSTITUTE([.A41];&quot;.pasta.zip&quot;;&quot;&quot;)" office:value-type="string" office:string-value="20bot" calcext:value-type="string">
            <text:p>20bot</text:p>
          </table:table-cell>
          <table:table-cell table:formula="of:=RIGHT([.P41];3)" office:value-type="string" office:string-value="bot" calcext:value-type="string">
            <text:p>bot</text:p>
          </table:table-cell>
          <table:table-cell table:formula="of:=60000/[.N41]*1000" office:value-type="float" office:value="3717.17018524703" calcext:value-type="float">
            <text:p>3,717.17</text:p>
          </table:table-cell>
          <table:table-cell table:formula="of:=SUBSTITUTE([.P41];[.Q41];&quot;&quot;)" office:value-type="string" office:string-value="20" calcext:value-type="string">
            <text:p>20</text:p>
          </table:table-cell>
          <table:table-cell table:formula="of:=[.R41]/500*[.S41]" office:value-type="float" office:value="148.686807409881" calcext:value-type="float">
            <text:p>148.686807409881</text:p>
          </table:table-cell>
        </table:table-row>
        <table:table-row table:style-name="ro1">
          <table:table-cell office:value-type="string" calcext:value-type="string">
            <text:p>20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102" calcext:value-type="float">
            <text:p>2.102</text:p>
          </table:table-cell>
          <table:table-cell office:value-type="float" office:value="8.825" calcext:value-type="float">
            <text:p>8.82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19" calcext:value-type="float">
            <text:p>0.219</text:p>
          </table:table-cell>
          <table:table-cell office:value-type="float" office:value="1.044" calcext:value-type="float">
            <text:p>1.044</text:p>
          </table:table-cell>
          <table:table-cell office:value-type="float" office:value="20000" calcext:value-type="float">
            <text:p>20000</text:p>
          </table:table-cell>
          <table:table-cell office:value-type="float" office:value="5385.053" calcext:value-type="float">
            <text:p>5385.053</text:p>
          </table:table-cell>
          <table:table-cell office:value-type="float" office:value="3713.9" calcext:value-type="float">
            <text:p>371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0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105" calcext:value-type="float">
            <text:p>2.105</text:p>
          </table:table-cell>
          <table:table-cell office:value-type="float" office:value="8.72" calcext:value-type="float">
            <text:p>8.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19" calcext:value-type="float">
            <text:p>0.219</text:p>
          </table:table-cell>
          <table:table-cell office:value-type="float" office:value="1.062" calcext:value-type="float">
            <text:p>1.062</text:p>
          </table:table-cell>
          <table:table-cell office:value-type="float" office:value="20000" calcext:value-type="float">
            <text:p>20000</text:p>
          </table:table-cell>
          <table:table-cell office:value-type="float" office:value="5363.544" calcext:value-type="float">
            <text:p>5363.544</text:p>
          </table:table-cell>
          <table:table-cell office:value-type="float" office:value="3728.8" calcext:value-type="float">
            <text:p>3728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0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206" calcext:value-type="float">
            <text:p>2.206</text:p>
          </table:table-cell>
          <table:table-cell office:value-type="float" office:value="20.063" calcext:value-type="float">
            <text:p>20.063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3" calcext:value-type="float">
            <text:p>0.773</text:p>
          </table:table-cell>
          <table:table-cell office:value-type="float" office:value="2.437" calcext:value-type="float">
            <text:p>2.437</text:p>
          </table:table-cell>
          <table:table-cell office:value-type="float" office:value="20000" calcext:value-type="float">
            <text:p>20000</text:p>
          </table:table-cell>
          <table:table-cell office:value-type="float" office:value="16565.665" calcext:value-type="float">
            <text:p>16565.665</text:p>
          </table:table-cell>
          <table:table-cell office:value-type="float" office:value="1207.3" calcext:value-type="float">
            <text:p>1207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44:.I46])" office:value-type="float" office:value="49835.777" calcext:value-type="float">
            <text:p>49835.777</text:p>
          </table:table-cell>
          <table:table-cell table:formula="of:=[.N44]/60000" office:value-type="float" office:value="0.830596283333333" calcext:value-type="float">
            <text:p>0.830596283333333</text:p>
          </table:table-cell>
          <table:table-cell table:formula="of:=SUBSTITUTE([.A44];&quot;.pasta.zip&quot;;&quot;&quot;)" office:value-type="string" office:string-value="50belt" calcext:value-type="string">
            <text:p>50belt</text:p>
          </table:table-cell>
          <table:table-cell table:formula="of:=RIGHT([.P44];4)" office:value-type="string" office:string-value="belt" calcext:value-type="string">
            <text:p>belt</text:p>
          </table:table-cell>
          <table:table-cell table:formula="of:=60000/[.N44]*1000" office:value-type="float" office:value="1203.95433987113" calcext:value-type="float">
            <text:p>1,203.95</text:p>
          </table:table-cell>
          <table:table-cell table:formula="of:=SUBSTITUTE([.P44];[.Q44];&quot;&quot;)" office:value-type="string" office:string-value="50" calcext:value-type="string">
            <text:p>50</text:p>
          </table:table-cell>
          <table:table-cell table:formula="of:=[.R44]/500*[.S44]" office:value-type="float" office:value="120.395433987113" calcext:value-type="float">
            <text:p>120.395433987113</text:p>
          </table:table-cell>
        </table:table-row>
        <table:table-row table:style-name="ro1">
          <table:table-cell office:value-type="string" calcext:value-type="string">
            <text:p>50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198" calcext:value-type="float">
            <text:p>2.198</text:p>
          </table:table-cell>
          <table:table-cell office:value-type="float" office:value="20.257" calcext:value-type="float">
            <text:p>20.257</text:p>
          </table:table-cell>
          <table:table-cell office:value-type="float" office:value="0.838" calcext:value-type="float">
            <text:p>0.838</text:p>
          </table:table-cell>
          <table:table-cell office:value-type="float" office:value="0.787" calcext:value-type="float">
            <text:p>0.787</text:p>
          </table:table-cell>
          <table:table-cell office:value-type="float" office:value="2.463" calcext:value-type="float">
            <text:p>2.463</text:p>
          </table:table-cell>
          <table:table-cell office:value-type="float" office:value="20000" calcext:value-type="float">
            <text:p>20000</text:p>
          </table:table-cell>
          <table:table-cell office:value-type="float" office:value="16765.718" calcext:value-type="float">
            <text:p>16765.718</text:p>
          </table:table-cell>
          <table:table-cell office:value-type="float" office:value="1192.9" calcext:value-type="float">
            <text:p>1192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194" calcext:value-type="float">
            <text:p>2.194</text:p>
          </table:table-cell>
          <table:table-cell office:value-type="float" office:value="20.078" calcext:value-type="float">
            <text:p>20.078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3" calcext:value-type="float">
            <text:p>0.773</text:p>
          </table:table-cell>
          <table:table-cell office:value-type="float" office:value="2.428" calcext:value-type="float">
            <text:p>2.428</text:p>
          </table:table-cell>
          <table:table-cell office:value-type="float" office:value="20000" calcext:value-type="float">
            <text:p>20000</text:p>
          </table:table-cell>
          <table:table-cell office:value-type="float" office:value="16504.394" calcext:value-type="float">
            <text:p>16504.394</text:p>
          </table:table-cell>
          <table:table-cell office:value-type="float" office:value="1211.7" calcext:value-type="float">
            <text:p>1211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192" calcext:value-type="float">
            <text:p>2.192</text:p>
          </table:table-cell>
          <table:table-cell office:value-type="float" office:value="19.297" calcext:value-type="float">
            <text:p>19.297</text:p>
          </table:table-cell>
          <table:table-cell office:value-type="float" office:value="0.79" calcext:value-type="float">
            <text:p>0.79</text:p>
          </table:table-cell>
          <table:table-cell office:value-type="float" office:value="0.692" calcext:value-type="float">
            <text:p>0.692</text:p>
          </table:table-cell>
          <table:table-cell office:value-type="float" office:value="2.273" calcext:value-type="float">
            <text:p>2.273</text:p>
          </table:table-cell>
          <table:table-cell office:value-type="float" office:value="20000" calcext:value-type="float">
            <text:p>20000</text:p>
          </table:table-cell>
          <table:table-cell office:value-type="float" office:value="15795.012" calcext:value-type="float">
            <text:p>15795.012</text:p>
          </table:table-cell>
          <table:table-cell office:value-type="float" office:value="1266.2" calcext:value-type="float">
            <text:p>1266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47:.I49])" office:value-type="float" office:value="48659.282" calcext:value-type="float">
            <text:p>48659.282</text:p>
          </table:table-cell>
          <table:table-cell table:formula="of:=[.N47]/60000" office:value-type="float" office:value="0.810988033333333" calcext:value-type="float">
            <text:p>0.810988033333333</text:p>
          </table:table-cell>
          <table:table-cell table:formula="of:=SUBSTITUTE([.A47];&quot;.pasta.zip&quot;;&quot;&quot;)" office:value-type="string" office:string-value="50bot" calcext:value-type="string">
            <text:p>50bot</text:p>
          </table:table-cell>
          <table:table-cell table:formula="of:=RIGHT([.P47];3)" office:value-type="string" office:string-value="bot" calcext:value-type="string">
            <text:p>bot</text:p>
          </table:table-cell>
          <table:table-cell table:formula="of:=60000/[.N47]*1000" office:value-type="float" office:value="1233.06381709455" calcext:value-type="float">
            <text:p>1,233.06</text:p>
          </table:table-cell>
          <table:table-cell table:formula="of:=SUBSTITUTE([.P47];[.Q47];&quot;&quot;)" office:value-type="string" office:string-value="50" calcext:value-type="string">
            <text:p>50</text:p>
          </table:table-cell>
          <table:table-cell table:formula="of:=[.R47]/500*[.S47]" office:value-type="float" office:value="123.306381709455" calcext:value-type="float">
            <text:p>123.306381709455</text:p>
          </table:table-cell>
        </table:table-row>
        <table:table-row table:style-name="ro1">
          <table:table-cell office:value-type="string" calcext:value-type="string">
            <text:p>50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191" calcext:value-type="float">
            <text:p>2.191</text:p>
          </table:table-cell>
          <table:table-cell office:value-type="float" office:value="19.043" calcext:value-type="float">
            <text:p>19.043</text:p>
          </table:table-cell>
          <table:table-cell office:value-type="float" office:value="0.773" calcext:value-type="float">
            <text:p>0.773</text:p>
          </table:table-cell>
          <table:table-cell office:value-type="float" office:value="0.68" calcext:value-type="float">
            <text:p>0.68</text:p>
          </table:table-cell>
          <table:table-cell office:value-type="float" office:value="2.271" calcext:value-type="float">
            <text:p>2.271</text:p>
          </table:table-cell>
          <table:table-cell office:value-type="float" office:value="20000" calcext:value-type="float">
            <text:p>20000</text:p>
          </table:table-cell>
          <table:table-cell office:value-type="float" office:value="15459.939" calcext:value-type="float">
            <text:p>15459.939</text:p>
          </table:table-cell>
          <table:table-cell office:value-type="float" office:value="1293.6" calcext:value-type="float">
            <text:p>1293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0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181" calcext:value-type="float">
            <text:p>2.181</text:p>
          </table:table-cell>
          <table:table-cell office:value-type="float" office:value="20.987" calcext:value-type="float">
            <text:p>20.987</text:p>
          </table:table-cell>
          <table:table-cell office:value-type="float" office:value="0.87" calcext:value-type="float">
            <text:p>0.87</text:p>
          </table:table-cell>
          <table:table-cell office:value-type="float" office:value="0.725" calcext:value-type="float">
            <text:p>0.725</text:p>
          </table:table-cell>
          <table:table-cell office:value-type="float" office:value="2.269" calcext:value-type="float">
            <text:p>2.269</text:p>
          </table:table-cell>
          <table:table-cell office:value-type="float" office:value="20000" calcext:value-type="float">
            <text:p>20000</text:p>
          </table:table-cell>
          <table:table-cell office:value-type="float" office:value="17404.331" calcext:value-type="float">
            <text:p>17404.331</text:p>
          </table:table-cell>
          <table:table-cell office:value-type="float" office:value="1149.1" calcext:value-type="float">
            <text:p>114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100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815" calcext:value-type="float">
            <text:p>2.815</text:p>
          </table:table-cell>
          <table:table-cell office:value-type="float" office:value="46.992" calcext:value-type="float">
            <text:p>46.992</text:p>
          </table:table-cell>
          <table:table-cell office:value-type="float" office:value="2.14" calcext:value-type="float">
            <text:p>2.14</text:p>
          </table:table-cell>
          <table:table-cell office:value-type="float" office:value="2.056" calcext:value-type="float">
            <text:p>2.056</text:p>
          </table:table-cell>
          <table:table-cell office:value-type="float" office:value="5.693" calcext:value-type="float">
            <text:p>5.693</text:p>
          </table:table-cell>
          <table:table-cell office:value-type="float" office:value="20000" calcext:value-type="float">
            <text:p>20000</text:p>
          </table:table-cell>
          <table:table-cell office:value-type="float" office:value="42796.945" calcext:value-type="float">
            <text:p>42796.945</text:p>
          </table:table-cell>
          <table:table-cell office:value-type="float" office:value="467.3" calcext:value-type="float">
            <text:p>467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50:.I52])" office:value-type="float" office:value="128802.314" calcext:value-type="float">
            <text:p>128802.314</text:p>
          </table:table-cell>
          <table:table-cell table:formula="of:=[.N50]/60000" office:value-type="float" office:value="2.14670523333333" calcext:value-type="float">
            <text:p>2.14670523333333</text:p>
          </table:table-cell>
          <table:table-cell table:formula="of:=SUBSTITUTE([.A50];&quot;.pasta.zip&quot;;&quot;&quot;)" office:value-type="string" office:string-value="100belt" calcext:value-type="string">
            <text:p>100belt</text:p>
          </table:table-cell>
          <table:table-cell table:formula="of:=RIGHT([.P50];4)" office:value-type="string" office:string-value="belt" calcext:value-type="string">
            <text:p>belt</text:p>
          </table:table-cell>
          <table:table-cell table:formula="of:=60000/[.N50]*1000" office:value-type="float" office:value="465.830140287697" calcext:value-type="float">
            <text:p>465.83</text:p>
          </table:table-cell>
          <table:table-cell table:formula="of:=SUBSTITUTE([.P50];[.Q50];&quot;&quot;)" office:value-type="string" office:string-value="100" calcext:value-type="string">
            <text:p>100</text:p>
          </table:table-cell>
          <table:table-cell table:formula="of:=[.R50]/500*[.S50]" office:value-type="float" office:value="93.1660280575394" calcext:value-type="float">
            <text:p>93.1660280575394</text:p>
          </table:table-cell>
        </table:table-row>
        <table:table-row table:style-name="ro1">
          <table:table-cell office:value-type="string" calcext:value-type="string">
            <text:p>100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319" calcext:value-type="float">
            <text:p>2.319</text:p>
          </table:table-cell>
          <table:table-cell office:value-type="float" office:value="46.566" calcext:value-type="float">
            <text:p>46.566</text:p>
          </table:table-cell>
          <table:table-cell office:value-type="float" office:value="2.144" calcext:value-type="float">
            <text:p>2.144</text:p>
          </table:table-cell>
          <table:table-cell office:value-type="float" office:value="2.056" calcext:value-type="float">
            <text:p>2.056</text:p>
          </table:table-cell>
          <table:table-cell office:value-type="float" office:value="4.751" calcext:value-type="float">
            <text:p>4.751</text:p>
          </table:table-cell>
          <table:table-cell office:value-type="float" office:value="20000" calcext:value-type="float">
            <text:p>20000</text:p>
          </table:table-cell>
          <table:table-cell office:value-type="float" office:value="42873.991" calcext:value-type="float">
            <text:p>42873.991</text:p>
          </table:table-cell>
          <table:table-cell office:value-type="float" office:value="466.4" calcext:value-type="float">
            <text:p>466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313" calcext:value-type="float">
            <text:p>2.313</text:p>
          </table:table-cell>
          <table:table-cell office:value-type="float" office:value="46.884" calcext:value-type="float">
            <text:p>46.884</text:p>
          </table:table-cell>
          <table:table-cell office:value-type="float" office:value="2.157" calcext:value-type="float">
            <text:p>2.157</text:p>
          </table:table-cell>
          <table:table-cell office:value-type="float" office:value="2.058" calcext:value-type="float">
            <text:p>2.058</text:p>
          </table:table-cell>
          <table:table-cell office:value-type="float" office:value="4.753" calcext:value-type="float">
            <text:p>4.753</text:p>
          </table:table-cell>
          <table:table-cell office:value-type="float" office:value="20000" calcext:value-type="float">
            <text:p>20000</text:p>
          </table:table-cell>
          <table:table-cell office:value-type="float" office:value="43131.378" calcext:value-type="float">
            <text:p>43131.378</text:p>
          </table:table-cell>
          <table:table-cell office:value-type="float" office:value="463.6" calcext:value-type="float">
            <text:p>463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338" calcext:value-type="float">
            <text:p>2.338</text:p>
          </table:table-cell>
          <table:table-cell office:value-type="float" office:value="42.697" calcext:value-type="float">
            <text:p>42.697</text:p>
          </table:table-cell>
          <table:table-cell office:value-type="float" office:value="1.948" calcext:value-type="float">
            <text:p>1.948</text:p>
          </table:table-cell>
          <table:table-cell office:value-type="float" office:value="1.779" calcext:value-type="float">
            <text:p>1.779</text:p>
          </table:table-cell>
          <table:table-cell office:value-type="float" office:value="3.974" calcext:value-type="float">
            <text:p>3.974</text:p>
          </table:table-cell>
          <table:table-cell office:value-type="float" office:value="20000" calcext:value-type="float">
            <text:p>20000</text:p>
          </table:table-cell>
          <table:table-cell office:value-type="float" office:value="38963.044" calcext:value-type="float">
            <text:p>38963.044</text:p>
          </table:table-cell>
          <table:table-cell office:value-type="float" office:value="513.3" calcext:value-type="float">
            <text:p>513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53:.I55])" office:value-type="float" office:value="116884.844" calcext:value-type="float">
            <text:p>116884.844</text:p>
          </table:table-cell>
          <table:table-cell table:formula="of:=[.N53]/60000" office:value-type="float" office:value="1.94808073333333" calcext:value-type="float">
            <text:p>1.94808073333333</text:p>
          </table:table-cell>
          <table:table-cell table:formula="of:=SUBSTITUTE([.A53];&quot;.pasta.zip&quot;;&quot;&quot;)" office:value-type="string" office:string-value="100bot" calcext:value-type="string">
            <text:p>100bot</text:p>
          </table:table-cell>
          <table:table-cell table:formula="of:=RIGHT([.P53];3)" office:value-type="string" office:string-value="bot" calcext:value-type="string">
            <text:p>bot</text:p>
          </table:table-cell>
          <table:table-cell table:formula="of:=60000/[.N53]*1000" office:value-type="float" office:value="513.325748203933" calcext:value-type="float">
            <text:p>513.33</text:p>
          </table:table-cell>
          <table:table-cell table:formula="of:=SUBSTITUTE([.P53];[.Q53];&quot;&quot;)" office:value-type="string" office:string-value="100" calcext:value-type="string">
            <text:p>100</text:p>
          </table:table-cell>
          <table:table-cell table:formula="of:=[.R53]/500*[.S53]" office:value-type="float" office:value="102.665149640787" calcext:value-type="float">
            <text:p>102.665149640787</text:p>
          </table:table-cell>
        </table:table-row>
        <table:table-row table:style-name="ro1">
          <table:table-cell office:value-type="string" calcext:value-type="string">
            <text:p>100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307" calcext:value-type="float">
            <text:p>2.307</text:p>
          </table:table-cell>
          <table:table-cell office:value-type="float" office:value="42.709" calcext:value-type="float">
            <text:p>42.709</text:p>
          </table:table-cell>
          <table:table-cell office:value-type="float" office:value="1.947" calcext:value-type="float">
            <text:p>1.947</text:p>
          </table:table-cell>
          <table:table-cell office:value-type="float" office:value="1.794" calcext:value-type="float">
            <text:p>1.794</text:p>
          </table:table-cell>
          <table:table-cell office:value-type="float" office:value="4.038" calcext:value-type="float">
            <text:p>4.038</text:p>
          </table:table-cell>
          <table:table-cell office:value-type="float" office:value="20000" calcext:value-type="float">
            <text:p>20000</text:p>
          </table:table-cell>
          <table:table-cell office:value-type="float" office:value="38945.47" calcext:value-type="float">
            <text:p>38945.47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100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31" calcext:value-type="float">
            <text:p>2.31</text:p>
          </table:table-cell>
          <table:table-cell office:value-type="float" office:value="42.742" calcext:value-type="float">
            <text:p>42.742</text:p>
          </table:table-cell>
          <table:table-cell office:value-type="float" office:value="1.949" calcext:value-type="float">
            <text:p>1.949</text:p>
          </table:table-cell>
          <table:table-cell office:value-type="float" office:value="1.79" calcext:value-type="float">
            <text:p>1.79</text:p>
          </table:table-cell>
          <table:table-cell office:value-type="float" office:value="4.029" calcext:value-type="float">
            <text:p>4.029</text:p>
          </table:table-cell>
          <table:table-cell office:value-type="float" office:value="20000" calcext:value-type="float">
            <text:p>20000</text:p>
          </table:table-cell>
          <table:table-cell office:value-type="float" office:value="38976.33" calcext:value-type="float">
            <text:p>38976.33</text:p>
          </table:table-cell>
          <table:table-cell office:value-type="float" office:value="513.1" calcext:value-type="float">
            <text:p>513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00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674" calcext:value-type="float">
            <text:p>2.674</text:p>
          </table:table-cell>
          <table:table-cell office:value-type="float" office:value="107.504" calcext:value-type="float">
            <text:p>107.504</text:p>
          </table:table-cell>
          <table:table-cell office:value-type="float" office:value="5.165" calcext:value-type="float">
            <text:p>5.165</text:p>
          </table:table-cell>
          <table:table-cell office:value-type="float" office:value="5.023" calcext:value-type="float">
            <text:p>5.023</text:p>
          </table:table-cell>
          <table:table-cell office:value-type="float" office:value="8.654" calcext:value-type="float">
            <text:p>8.654</text:p>
          </table:table-cell>
          <table:table-cell office:value-type="float" office:value="20000" calcext:value-type="float">
            <text:p>20000</text:p>
          </table:table-cell>
          <table:table-cell office:value-type="float" office:value="103294.736" calcext:value-type="float">
            <text:p>103294.736</text:p>
          </table:table-cell>
          <table:table-cell office:value-type="float" office:value="193.6" calcext:value-type="float">
            <text:p>193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56:.I58])" office:value-type="float" office:value="309236.408" calcext:value-type="float">
            <text:p>309236.408</text:p>
          </table:table-cell>
          <table:table-cell table:formula="of:=[.N56]/60000" office:value-type="float" office:value="5.15394013333333" calcext:value-type="float">
            <text:p>5.15394013333333</text:p>
          </table:table-cell>
          <table:table-cell table:formula="of:=SUBSTITUTE([.A56];&quot;.pasta.zip&quot;;&quot;&quot;)" office:value-type="string" office:string-value="200belt" calcext:value-type="string">
            <text:p>200belt</text:p>
          </table:table-cell>
          <table:table-cell table:formula="of:=RIGHT([.P56];4)" office:value-type="string" office:string-value="belt" calcext:value-type="string">
            <text:p>belt</text:p>
          </table:table-cell>
          <table:table-cell table:formula="of:=60000/[.N56]*1000" office:value-type="float" office:value="194.026312710242" calcext:value-type="float">
            <text:p>194.03</text:p>
          </table:table-cell>
          <table:table-cell table:formula="of:=SUBSTITUTE([.P56];[.Q56];&quot;&quot;)" office:value-type="string" office:string-value="200" calcext:value-type="string">
            <text:p>200</text:p>
          </table:table-cell>
          <table:table-cell table:formula="of:=[.R56]/500*[.S56]" office:value-type="float" office:value="77.6105250840968" calcext:value-type="float">
            <text:p>77.6105250840968</text:p>
          </table:table-cell>
        </table:table-row>
        <table:table-row table:style-name="ro1">
          <table:table-cell office:value-type="string" calcext:value-type="string">
            <text:p>200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599" calcext:value-type="float">
            <text:p>2.599</text:p>
          </table:table-cell>
          <table:table-cell office:value-type="float" office:value="107.348" calcext:value-type="float">
            <text:p>107.348</text:p>
          </table:table-cell>
          <table:table-cell office:value-type="float" office:value="5.16" calcext:value-type="float">
            <text:p>5.16</text:p>
          </table:table-cell>
          <table:table-cell office:value-type="float" office:value="4.997" calcext:value-type="float">
            <text:p>4.997</text:p>
          </table:table-cell>
          <table:table-cell office:value-type="float" office:value="8.421" calcext:value-type="float">
            <text:p>8.421</text:p>
          </table:table-cell>
          <table:table-cell office:value-type="float" office:value="20000" calcext:value-type="float">
            <text:p>20000</text:p>
          </table:table-cell>
          <table:table-cell office:value-type="float" office:value="103208.438" calcext:value-type="float">
            <text:p>103208.438</text:p>
          </table:table-cell>
          <table:table-cell office:value-type="float" office:value="193.7" calcext:value-type="float">
            <text:p>193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597" calcext:value-type="float">
            <text:p>2.597</text:p>
          </table:table-cell>
          <table:table-cell office:value-type="float" office:value="106.903" calcext:value-type="float">
            <text:p>106.903</text:p>
          </table:table-cell>
          <table:table-cell office:value-type="float" office:value="5.137" calcext:value-type="float">
            <text:p>5.137</text:p>
          </table:table-cell>
          <table:table-cell office:value-type="float" office:value="4.933" calcext:value-type="float">
            <text:p>4.933</text:p>
          </table:table-cell>
          <table:table-cell office:value-type="float" office:value="8.51" calcext:value-type="float">
            <text:p>8.51</text:p>
          </table:table-cell>
          <table:table-cell office:value-type="float" office:value="20000" calcext:value-type="float">
            <text:p>20000</text:p>
          </table:table-cell>
          <table:table-cell office:value-type="float" office:value="102733.234" calcext:value-type="float">
            <text:p>102733.234</text:p>
          </table:table-cell>
          <table:table-cell office:value-type="float" office:value="194.6" calcext:value-type="float">
            <text:p>194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564" calcext:value-type="float">
            <text:p>2.564</text:p>
          </table:table-cell>
          <table:table-cell office:value-type="float" office:value="95.812" calcext:value-type="float">
            <text:p>95.812</text:p>
          </table:table-cell>
          <table:table-cell office:value-type="float" office:value="4.584" calcext:value-type="float">
            <text:p>4.584</text:p>
          </table:table-cell>
          <table:table-cell office:value-type="float" office:value="4.302" calcext:value-type="float">
            <text:p>4.302</text:p>
          </table:table-cell>
          <table:table-cell office:value-type="float" office:value="7.834" calcext:value-type="float">
            <text:p>7.834</text:p>
          </table:table-cell>
          <table:table-cell office:value-type="float" office:value="20000" calcext:value-type="float">
            <text:p>20000</text:p>
          </table:table-cell>
          <table:table-cell office:value-type="float" office:value="91676.549" calcext:value-type="float">
            <text:p>91676.549</text:p>
          </table:table-cell>
          <table:table-cell office:value-type="float" office:value="218.1" calcext:value-type="float">
            <text:p>218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59:.I61])" office:value-type="float" office:value="276488.098" calcext:value-type="float">
            <text:p>276488.098</text:p>
          </table:table-cell>
          <table:table-cell table:formula="of:=[.N59]/60000" office:value-type="float" office:value="4.60813496666667" calcext:value-type="float">
            <text:p>4.60813496666667</text:p>
          </table:table-cell>
          <table:table-cell table:formula="of:=SUBSTITUTE([.A59];&quot;.pasta.zip&quot;;&quot;&quot;)" office:value-type="string" office:string-value="200bot" calcext:value-type="string">
            <text:p>200bot</text:p>
          </table:table-cell>
          <table:table-cell table:formula="of:=RIGHT([.P59];3)" office:value-type="string" office:string-value="bot" calcext:value-type="string">
            <text:p>bot</text:p>
          </table:table-cell>
          <table:table-cell table:formula="of:=60000/[.N59]*1000" office:value-type="float" office:value="217.007532816114" calcext:value-type="float">
            <text:p>217.01</text:p>
          </table:table-cell>
          <table:table-cell table:formula="of:=SUBSTITUTE([.P59];[.Q59];&quot;&quot;)" office:value-type="string" office:string-value="200" calcext:value-type="string">
            <text:p>200</text:p>
          </table:table-cell>
          <table:table-cell table:formula="of:=[.R59]/500*[.S59]" office:value-type="float" office:value="86.8030131264457" calcext:value-type="float">
            <text:p>86.8030131264457</text:p>
          </table:table-cell>
        </table:table-row>
        <table:table-row table:style-name="ro1">
          <table:table-cell office:value-type="string" calcext:value-type="string">
            <text:p>200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546" calcext:value-type="float">
            <text:p>2.546</text:p>
          </table:table-cell>
          <table:table-cell office:value-type="float" office:value="96.518" calcext:value-type="float">
            <text:p>96.518</text:p>
          </table:table-cell>
          <table:table-cell office:value-type="float" office:value="4.62" calcext:value-type="float">
            <text:p>4.62</text:p>
          </table:table-cell>
          <table:table-cell office:value-type="float" office:value="4.346" calcext:value-type="float">
            <text:p>4.346</text:p>
          </table:table-cell>
          <table:table-cell office:value-type="float" office:value="7.937" calcext:value-type="float">
            <text:p>7.937</text:p>
          </table:table-cell>
          <table:table-cell office:value-type="float" office:value="20000" calcext:value-type="float">
            <text:p>20000</text:p>
          </table:table-cell>
          <table:table-cell office:value-type="float" office:value="92392.783" calcext:value-type="float">
            <text:p>92392.783</text:p>
          </table:table-cell>
          <table:table-cell office:value-type="float" office:value="216.4" calcext:value-type="float">
            <text:p>216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200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554" calcext:value-type="float">
            <text:p>2.554</text:p>
          </table:table-cell>
          <table:table-cell office:value-type="float" office:value="96.546" calcext:value-type="float">
            <text:p>96.546</text:p>
          </table:table-cell>
          <table:table-cell office:value-type="float" office:value="4.621" calcext:value-type="float">
            <text:p>4.621</text:p>
          </table:table-cell>
          <table:table-cell office:value-type="float" office:value="4.339" calcext:value-type="float">
            <text:p>4.339</text:p>
          </table:table-cell>
          <table:table-cell office:value-type="float" office:value="7.887" calcext:value-type="float">
            <text:p>7.887</text:p>
          </table:table-cell>
          <table:table-cell office:value-type="float" office:value="20000" calcext:value-type="float">
            <text:p>20000</text:p>
          </table:table-cell>
          <table:table-cell office:value-type="float" office:value="92418.766" calcext:value-type="float">
            <text:p>92418.766</text:p>
          </table:table-cell>
          <table:table-cell office:value-type="float" office:value="216.4" calcext:value-type="float">
            <text:p>216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00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  <table:table-cell office:value-type="float" office:value="174.559" calcext:value-type="float">
            <text:p>174.559</text:p>
          </table:table-cell>
          <table:table-cell office:value-type="float" office:value="8.489" calcext:value-type="float">
            <text:p>8.489</text:p>
          </table:table-cell>
          <table:table-cell office:value-type="float" office:value="8.323" calcext:value-type="float">
            <text:p>8.323</text:p>
          </table:table-cell>
          <table:table-cell office:value-type="float" office:value="12.598" calcext:value-type="float">
            <text:p>12.598</text:p>
          </table:table-cell>
          <table:table-cell office:value-type="float" office:value="20000" calcext:value-type="float">
            <text:p>20000</text:p>
          </table:table-cell>
          <table:table-cell office:value-type="float" office:value="169770.833" calcext:value-type="float">
            <text:p>169770.833</text:p>
          </table:table-cell>
          <table:table-cell office:value-type="float" office:value="117.8" calcext:value-type="float">
            <text:p>117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62:.I64])" office:value-type="float" office:value="513699.256" calcext:value-type="float">
            <text:p>513699.256</text:p>
          </table:table-cell>
          <table:table-cell table:formula="of:=[.N62]/60000" office:value-type="float" office:value="8.56165426666667" calcext:value-type="float">
            <text:p>8.56165426666667</text:p>
          </table:table-cell>
          <table:table-cell table:formula="of:=SUBSTITUTE([.A62];&quot;.pasta.zip&quot;;&quot;&quot;)" office:value-type="string" office:string-value="300belt" calcext:value-type="string">
            <text:p>300belt</text:p>
          </table:table-cell>
          <table:table-cell table:formula="of:=RIGHT([.P62];4)" office:value-type="string" office:string-value="belt" calcext:value-type="string">
            <text:p>belt</text:p>
          </table:table-cell>
          <table:table-cell table:formula="of:=60000/[.N62]*1000" office:value-type="float" office:value="116.799857697283" calcext:value-type="float">
            <text:p>116.80</text:p>
          </table:table-cell>
          <table:table-cell table:formula="of:=SUBSTITUTE([.P62];[.Q62];&quot;&quot;)" office:value-type="string" office:string-value="300" calcext:value-type="string">
            <text:p>300</text:p>
          </table:table-cell>
          <table:table-cell table:formula="of:=[.R62]/500*[.S62]" office:value-type="float" office:value="70.0799146183696" calcext:value-type="float">
            <text:p>70.0799146183696</text:p>
          </table:table-cell>
        </table:table-row>
        <table:table-row table:style-name="ro1">
          <table:table-cell office:value-type="string" calcext:value-type="string">
            <text:p>300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3.021" calcext:value-type="float">
            <text:p>3.021</text:p>
          </table:table-cell>
          <table:table-cell office:value-type="float" office:value="174.527" calcext:value-type="float">
            <text:p>174.527</text:p>
          </table:table-cell>
          <table:table-cell office:value-type="float" office:value="8.488" calcext:value-type="float">
            <text:p>8.488</text:p>
          </table:table-cell>
          <table:table-cell office:value-type="float" office:value="8.304" calcext:value-type="float">
            <text:p>8.304</text:p>
          </table:table-cell>
          <table:table-cell office:value-type="float" office:value="12.666" calcext:value-type="float">
            <text:p>12.666</text:p>
          </table:table-cell>
          <table:table-cell office:value-type="float" office:value="20000" calcext:value-type="float">
            <text:p>20000</text:p>
          </table:table-cell>
          <table:table-cell office:value-type="float" office:value="169753.955" calcext:value-type="float">
            <text:p>169753.955</text:p>
          </table:table-cell>
          <table:table-cell office:value-type="float" office:value="117.8" calcext:value-type="float">
            <text:p>117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0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3.023" calcext:value-type="float">
            <text:p>3.023</text:p>
          </table:table-cell>
          <table:table-cell office:value-type="float" office:value="178.947" calcext:value-type="float">
            <text:p>178.947</text:p>
          </table:table-cell>
          <table:table-cell office:value-type="float" office:value="8.709" calcext:value-type="float">
            <text:p>8.709</text:p>
          </table:table-cell>
          <table:table-cell office:value-type="float" office:value="8.337" calcext:value-type="float">
            <text:p>8.337</text:p>
          </table:table-cell>
          <table:table-cell office:value-type="float" office:value="12.584" calcext:value-type="float">
            <text:p>12.584</text:p>
          </table:table-cell>
          <table:table-cell office:value-type="float" office:value="20000" calcext:value-type="float">
            <text:p>20000</text:p>
          </table:table-cell>
          <table:table-cell office:value-type="float" office:value="174174.468" calcext:value-type="float">
            <text:p>174174.468</text:p>
          </table:table-cell>
          <table:table-cell office:value-type="float" office:value="114.8" calcext:value-type="float">
            <text:p>11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0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2.995" calcext:value-type="float">
            <text:p>2.995</text:p>
          </table:table-cell>
          <table:table-cell office:value-type="float" office:value="150.064" calcext:value-type="float">
            <text:p>150.064</text:p>
          </table:table-cell>
          <table:table-cell office:value-type="float" office:value="7.264" calcext:value-type="float">
            <text:p>7.264</text:p>
          </table:table-cell>
          <table:table-cell office:value-type="float" office:value="6.874" calcext:value-type="float">
            <text:p>6.874</text:p>
          </table:table-cell>
          <table:table-cell office:value-type="float" office:value="11.097" calcext:value-type="float">
            <text:p>11.097</text:p>
          </table:table-cell>
          <table:table-cell office:value-type="float" office:value="20000" calcext:value-type="float">
            <text:p>20000</text:p>
          </table:table-cell>
          <table:table-cell office:value-type="float" office:value="145285.479" calcext:value-type="float">
            <text:p>145285.479</text:p>
          </table:table-cell>
          <table:table-cell office:value-type="float" office:value="137.6" calcext:value-type="float">
            <text:p>13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65:.I67])" office:value-type="float" office:value="431891.497" calcext:value-type="float">
            <text:p>431891.497</text:p>
          </table:table-cell>
          <table:table-cell table:formula="of:=[.N65]/60000" office:value-type="float" office:value="7.19819161666667" calcext:value-type="float">
            <text:p>7.19819161666667</text:p>
          </table:table-cell>
          <table:table-cell table:formula="of:=SUBSTITUTE([.A65];&quot;.pasta.zip&quot;;&quot;&quot;)" office:value-type="string" office:string-value="300bot" calcext:value-type="string">
            <text:p>300bot</text:p>
          </table:table-cell>
          <table:table-cell table:formula="of:=RIGHT([.P65];3)" office:value-type="string" office:string-value="bot" calcext:value-type="string">
            <text:p>bot</text:p>
          </table:table-cell>
          <table:table-cell table:formula="of:=60000/[.N65]*1000" office:value-type="float" office:value="138.923781590449" calcext:value-type="float">
            <text:p>138.92</text:p>
          </table:table-cell>
          <table:table-cell table:formula="of:=SUBSTITUTE([.P65];[.Q65];&quot;&quot;)" office:value-type="string" office:string-value="300" calcext:value-type="string">
            <text:p>300</text:p>
          </table:table-cell>
          <table:table-cell table:formula="of:=[.R65]/500*[.S65]" office:value-type="float" office:value="83.3542689542693" calcext:value-type="float">
            <text:p>83.3542689542693</text:p>
          </table:table-cell>
        </table:table-row>
        <table:table-row table:style-name="ro1">
          <table:table-cell office:value-type="string" calcext:value-type="string">
            <text:p>300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2.962" calcext:value-type="float">
            <text:p>2.962</text:p>
          </table:table-cell>
          <table:table-cell office:value-type="float" office:value="147.885" calcext:value-type="float">
            <text:p>147.885</text:p>
          </table:table-cell>
          <table:table-cell office:value-type="float" office:value="7.154" calcext:value-type="float">
            <text:p>7.154</text:p>
          </table:table-cell>
          <table:table-cell office:value-type="float" office:value="6.773" calcext:value-type="float">
            <text:p>6.773</text:p>
          </table:table-cell>
          <table:table-cell office:value-type="float" office:value="10.926" calcext:value-type="float">
            <text:p>10.926</text:p>
          </table:table-cell>
          <table:table-cell office:value-type="float" office:value="20000" calcext:value-type="float">
            <text:p>20000</text:p>
          </table:table-cell>
          <table:table-cell office:value-type="float" office:value="143082.817" calcext:value-type="float">
            <text:p>143082.817</text:p>
          </table:table-cell>
          <table:table-cell office:value-type="float" office:value="139.7" calcext:value-type="float">
            <text:p>139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00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2.952" calcext:value-type="float">
            <text:p>2.952</text:p>
          </table:table-cell>
          <table:table-cell office:value-type="float" office:value="148.311" calcext:value-type="float">
            <text:p>148.311</text:p>
          </table:table-cell>
          <table:table-cell office:value-type="float" office:value="7.176" calcext:value-type="float">
            <text:p>7.176</text:p>
          </table:table-cell>
          <table:table-cell office:value-type="float" office:value="6.828" calcext:value-type="float">
            <text:p>6.828</text:p>
          </table:table-cell>
          <table:table-cell office:value-type="float" office:value="10.943" calcext:value-type="float">
            <text:p>10.943</text:p>
          </table:table-cell>
          <table:table-cell office:value-type="float" office:value="20000" calcext:value-type="float">
            <text:p>20000</text:p>
          </table:table-cell>
          <table:table-cell office:value-type="float" office:value="143523.201" calcext:value-type="float">
            <text:p>143523.201</text:p>
          </table:table-cell>
          <table:table-cell office:value-type="float" office:value="139.3" calcext:value-type="float">
            <text:p>13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400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3.478" calcext:value-type="float">
            <text:p>3.478</text:p>
          </table:table-cell>
          <table:table-cell office:value-type="float" office:value="254.65" calcext:value-type="float">
            <text:p>254.65</text:p>
          </table:table-cell>
          <table:table-cell office:value-type="float" office:value="12.459" calcext:value-type="float">
            <text:p>12.459</text:p>
          </table:table-cell>
          <table:table-cell office:value-type="float" office:value="12.286" calcext:value-type="float">
            <text:p>12.286</text:p>
          </table:table-cell>
          <table:table-cell office:value-type="float" office:value="16.922" calcext:value-type="float">
            <text:p>16.922</text:p>
          </table:table-cell>
          <table:table-cell office:value-type="float" office:value="20000" calcext:value-type="float">
            <text:p>20000</text:p>
          </table:table-cell>
          <table:table-cell office:value-type="float" office:value="249188.79" calcext:value-type="float">
            <text:p>249188.79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68:.I70])" office:value-type="float" office:value="723061.912" calcext:value-type="float">
            <text:p>723061.912</text:p>
          </table:table-cell>
          <table:table-cell table:formula="of:=[.N68]/60000" office:value-type="float" office:value="12.0510318666667" calcext:value-type="float">
            <text:p>12.0510318666667</text:p>
          </table:table-cell>
          <table:table-cell table:formula="of:=SUBSTITUTE([.A68];&quot;.pasta.zip&quot;;&quot;&quot;)" office:value-type="string" office:string-value="400belt" calcext:value-type="string">
            <text:p>400belt</text:p>
          </table:table-cell>
          <table:table-cell table:formula="of:=RIGHT([.P68];4)" office:value-type="string" office:string-value="belt" calcext:value-type="string">
            <text:p>belt</text:p>
          </table:table-cell>
          <table:table-cell table:formula="of:=60000/[.N68]*1000" office:value-type="float" office:value="82.9804460783159" calcext:value-type="float">
            <text:p>82.98</text:p>
          </table:table-cell>
          <table:table-cell table:formula="of:=SUBSTITUTE([.P68];[.Q68];&quot;&quot;)" office:value-type="string" office:string-value="400" calcext:value-type="string">
            <text:p>400</text:p>
          </table:table-cell>
          <table:table-cell table:formula="of:=[.R68]/500*[.S68]" office:value-type="float" office:value="66.3843568626527" calcext:value-type="float">
            <text:p>66.3843568626527</text:p>
          </table:table-cell>
        </table:table-row>
        <table:table-row table:style-name="ro1">
          <table:table-cell office:value-type="string" calcext:value-type="string">
            <text:p>400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3.47" calcext:value-type="float">
            <text:p>3.47</text:p>
          </table:table-cell>
          <table:table-cell office:value-type="float" office:value="240.974" calcext:value-type="float">
            <text:p>240.974</text:p>
          </table:table-cell>
          <table:table-cell office:value-type="float" office:value="11.776" calcext:value-type="float">
            <text:p>11.776</text:p>
          </table:table-cell>
          <table:table-cell office:value-type="float" office:value="11.585" calcext:value-type="float">
            <text:p>11.585</text:p>
          </table:table-cell>
          <table:table-cell office:value-type="float" office:value="16.877" calcext:value-type="float">
            <text:p>16.877</text:p>
          </table:table-cell>
          <table:table-cell office:value-type="float" office:value="20000" calcext:value-type="float">
            <text:p>20000</text:p>
          </table:table-cell>
          <table:table-cell office:value-type="float" office:value="235524.16" calcext:value-type="float">
            <text:p>235524.16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0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3.464" calcext:value-type="float">
            <text:p>3.464</text:p>
          </table:table-cell>
          <table:table-cell office:value-type="float" office:value="243.798" calcext:value-type="float">
            <text:p>243.798</text:p>
          </table:table-cell>
          <table:table-cell office:value-type="float" office:value="11.917" calcext:value-type="float">
            <text:p>11.917</text:p>
          </table:table-cell>
          <table:table-cell office:value-type="float" office:value="11.683" calcext:value-type="float">
            <text:p>11.683</text:p>
          </table:table-cell>
          <table:table-cell office:value-type="float" office:value="16.923" calcext:value-type="float">
            <text:p>16.923</text:p>
          </table:table-cell>
          <table:table-cell office:value-type="float" office:value="20000" calcext:value-type="float">
            <text:p>20000</text:p>
          </table:table-cell>
          <table:table-cell office:value-type="float" office:value="238348.962" calcext:value-type="float">
            <text:p>238348.962</text:p>
          </table:table-cell>
          <table:table-cell office:value-type="float" office:value="83.9" calcext:value-type="float">
            <text:p>8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0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3.369" calcext:value-type="float">
            <text:p>3.369</text:p>
          </table:table-cell>
          <table:table-cell office:value-type="float" office:value="205.734" calcext:value-type="float">
            <text:p>205.734</text:p>
          </table:table-cell>
          <table:table-cell office:value-type="float" office:value="10.017" calcext:value-type="float">
            <text:p>10.017</text:p>
          </table:table-cell>
          <table:table-cell office:value-type="float" office:value="9.507" calcext:value-type="float">
            <text:p>9.507</text:p>
          </table:table-cell>
          <table:table-cell office:value-type="float" office:value="14.584" calcext:value-type="float">
            <text:p>14.584</text:p>
          </table:table-cell>
          <table:table-cell office:value-type="float" office:value="20000" calcext:value-type="float">
            <text:p>20000</text:p>
          </table:table-cell>
          <table:table-cell office:value-type="float" office:value="200349.105" calcext:value-type="float">
            <text:p>200349.105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71:.I73])" office:value-type="float" office:value="600854.4" calcext:value-type="float">
            <text:p>600854.4</text:p>
          </table:table-cell>
          <table:table-cell table:formula="of:=[.N71]/60000" office:value-type="float" office:value="10.01424" calcext:value-type="float">
            <text:p>10.01424</text:p>
          </table:table-cell>
          <table:table-cell table:formula="of:=SUBSTITUTE([.A71];&quot;.pasta.zip&quot;;&quot;&quot;)" office:value-type="string" office:string-value="400bot" calcext:value-type="string">
            <text:p>400bot</text:p>
          </table:table-cell>
          <table:table-cell table:formula="of:=RIGHT([.P71];3)" office:value-type="string" office:string-value="bot" calcext:value-type="string">
            <text:p>bot</text:p>
          </table:table-cell>
          <table:table-cell table:formula="of:=60000/[.N71]*1000" office:value-type="float" office:value="99.8578024892553" calcext:value-type="float">
            <text:p>99.86</text:p>
          </table:table-cell>
          <table:table-cell table:formula="of:=SUBSTITUTE([.P71];[.Q71];&quot;&quot;)" office:value-type="string" office:string-value="400" calcext:value-type="string">
            <text:p>400</text:p>
          </table:table-cell>
          <table:table-cell table:formula="of:=[.R71]/500*[.S71]" office:value-type="float" office:value="79.8862419914042" calcext:value-type="float">
            <text:p>79.8862419914042</text:p>
          </table:table-cell>
        </table:table-row>
        <table:table-row table:style-name="ro1">
          <table:table-cell office:value-type="string" calcext:value-type="string">
            <text:p>400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3.355" calcext:value-type="float">
            <text:p>3.355</text:p>
          </table:table-cell>
          <table:table-cell office:value-type="float" office:value="207.277" calcext:value-type="float">
            <text:p>207.277</text:p>
          </table:table-cell>
          <table:table-cell office:value-type="float" office:value="10.092" calcext:value-type="float">
            <text:p>10.092</text:p>
          </table:table-cell>
          <table:table-cell office:value-type="float" office:value="9.572" calcext:value-type="float">
            <text:p>9.572</text:p>
          </table:table-cell>
          <table:table-cell office:value-type="float" office:value="14.593" calcext:value-type="float">
            <text:p>14.593</text:p>
          </table:table-cell>
          <table:table-cell office:value-type="float" office:value="20000" calcext:value-type="float">
            <text:p>20000</text:p>
          </table:table-cell>
          <table:table-cell office:value-type="float" office:value="201842.296" calcext:value-type="float">
            <text:p>201842.29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400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3.353" calcext:value-type="float">
            <text:p>3.353</text:p>
          </table:table-cell>
          <table:table-cell office:value-type="float" office:value="204.027" calcext:value-type="float">
            <text:p>204.027</text:p>
          </table:table-cell>
          <table:table-cell office:value-type="float" office:value="9.933" calcext:value-type="float">
            <text:p>9.933</text:p>
          </table:table-cell>
          <table:table-cell office:value-type="float" office:value="9.43" calcext:value-type="float">
            <text:p>9.43</text:p>
          </table:table-cell>
          <table:table-cell office:value-type="float" office:value="14.399" calcext:value-type="float">
            <text:p>14.399</text:p>
          </table:table-cell>
          <table:table-cell office:value-type="float" office:value="20000" calcext:value-type="float">
            <text:p>20000</text:p>
          </table:table-cell>
          <table:table-cell office:value-type="float" office:value="198662.999" calcext:value-type="float">
            <text:p>198662.999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00belt.pasta.zip</text:p>
          </table:table-cell>
          <table:table-cell office:value-type="float" office:value="1" calcext:value-type="float">
            <text:p>1</text:p>
          </table:table-cell>
          <table:table-cell office:value-type="float" office:value="3.929" calcext:value-type="float">
            <text:p>3.929</text:p>
          </table:table-cell>
          <table:table-cell office:value-type="float" office:value="312.805" calcext:value-type="float">
            <text:p>312.805</text:p>
          </table:table-cell>
          <table:table-cell office:value-type="float" office:value="15.333" calcext:value-type="float">
            <text:p>15.333</text:p>
          </table:table-cell>
          <table:table-cell office:value-type="float" office:value="15.133" calcext:value-type="float">
            <text:p>15.133</text:p>
          </table:table-cell>
          <table:table-cell office:value-type="float" office:value="20.972" calcext:value-type="float">
            <text:p>20.972</text:p>
          </table:table-cell>
          <table:table-cell office:value-type="float" office:value="20000" calcext:value-type="float">
            <text:p>20000</text:p>
          </table:table-cell>
          <table:table-cell office:value-type="float" office:value="306664.431" calcext:value-type="float">
            <text:p>306664.431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74:.I76])" office:value-type="float" office:value="926028.597" calcext:value-type="float">
            <text:p>926028.597</text:p>
          </table:table-cell>
          <table:table-cell table:formula="of:=[.N74]/60000" office:value-type="float" office:value="15.43380995" calcext:value-type="float">
            <text:p>15.43380995</text:p>
          </table:table-cell>
          <table:table-cell table:formula="of:=SUBSTITUTE([.A74];&quot;.pasta.zip&quot;;&quot;&quot;)" office:value-type="string" office:string-value="500belt" calcext:value-type="string">
            <text:p>500belt</text:p>
          </table:table-cell>
          <table:table-cell table:formula="of:=RIGHT([.P74];4)" office:value-type="string" office:string-value="belt" calcext:value-type="string">
            <text:p>belt</text:p>
          </table:table-cell>
          <table:table-cell table:formula="of:=60000/[.N74]*1000" office:value-type="float" office:value="64.7928154642075" calcext:value-type="float">
            <text:p>64.79</text:p>
          </table:table-cell>
          <table:table-cell table:formula="of:=SUBSTITUTE([.P74];[.Q74];&quot;&quot;)" office:value-type="string" office:string-value="500" calcext:value-type="string">
            <text:p>500</text:p>
          </table:table-cell>
          <table:table-cell table:style-name="ce1" table:formula="of:=[.R74]/500*[.S74]" office:value-type="float" office:value="64.7928154642075" calcext:value-type="float">
            <text:p>64.79</text:p>
          </table:table-cell>
        </table:table-row>
        <table:table-row table:style-name="ro1">
          <table:table-cell office:value-type="string" calcext:value-type="string">
            <text:p>500belt.pasta.zip</text:p>
          </table:table-cell>
          <table:table-cell office:value-type="float" office:value="2" calcext:value-type="float">
            <text:p>2</text:p>
          </table:table-cell>
          <table:table-cell office:value-type="float" office:value="3.904" calcext:value-type="float">
            <text:p>3.904</text:p>
          </table:table-cell>
          <table:table-cell office:value-type="float" office:value="319.396" calcext:value-type="float">
            <text:p>319.396</text:p>
          </table:table-cell>
          <table:table-cell office:value-type="float" office:value="15.664" calcext:value-type="float">
            <text:p>15.664</text:p>
          </table:table-cell>
          <table:table-cell office:value-type="float" office:value="15.453" calcext:value-type="float">
            <text:p>15.453</text:p>
          </table:table-cell>
          <table:table-cell office:value-type="float" office:value="20.962" calcext:value-type="float">
            <text:p>20.962</text:p>
          </table:table-cell>
          <table:table-cell office:value-type="float" office:value="20000" calcext:value-type="float">
            <text:p>20000</text:p>
          </table:table-cell>
          <table:table-cell office:value-type="float" office:value="313275.532" calcext:value-type="float">
            <text:p>313275.532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0belt.pasta.zip</text:p>
          </table:table-cell>
          <table:table-cell office:value-type="float" office:value="3" calcext:value-type="float">
            <text:p>3</text:p>
          </table:table-cell>
          <table:table-cell office:value-type="float" office:value="3.907" calcext:value-type="float">
            <text:p>3.907</text:p>
          </table:table-cell>
          <table:table-cell office:value-type="float" office:value="312.207" calcext:value-type="float">
            <text:p>312.207</text:p>
          </table:table-cell>
          <table:table-cell office:value-type="float" office:value="15.304" calcext:value-type="float">
            <text:p>15.304</text:p>
          </table:table-cell>
          <table:table-cell office:value-type="float" office:value="15.094" calcext:value-type="float">
            <text:p>15.094</text:p>
          </table:table-cell>
          <table:table-cell office:value-type="float" office:value="21.003" calcext:value-type="float">
            <text:p>21.003</text:p>
          </table:table-cell>
          <table:table-cell office:value-type="float" office:value="20000" calcext:value-type="float">
            <text:p>20000</text:p>
          </table:table-cell>
          <table:table-cell office:value-type="float" office:value="306088.634" calcext:value-type="float">
            <text:p>306088.634</text:p>
          </table:table-cell>
          <table:table-cell office:value-type="float" office:value="65.3" calcext:value-type="float">
            <text:p>65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0bot.pasta.zip</text:p>
          </table:table-cell>
          <table:table-cell office:value-type="float" office:value="1" calcext:value-type="float">
            <text:p>1</text:p>
          </table:table-cell>
          <table:table-cell office:value-type="float" office:value="8.775" calcext:value-type="float">
            <text:p>8.775</text:p>
          </table:table-cell>
          <table:table-cell office:value-type="float" office:value="268.175" calcext:value-type="float">
            <text:p>268.175</text:p>
          </table:table-cell>
          <table:table-cell office:value-type="float" office:value="12.858" calcext:value-type="float">
            <text:p>12.858</text:p>
          </table:table-cell>
          <table:table-cell office:value-type="float" office:value="12.09" calcext:value-type="float">
            <text:p>12.09</text:p>
          </table:table-cell>
          <table:table-cell office:value-type="float" office:value="22.705" calcext:value-type="float">
            <text:p>22.705</text:p>
          </table:table-cell>
          <table:table-cell office:value-type="float" office:value="20000" calcext:value-type="float">
            <text:p>20000</text:p>
          </table:table-cell>
          <table:table-cell office:value-type="float" office:value="257150.731" calcext:value-type="float">
            <text:p>257150.731</text:p>
          </table:table-cell>
          <table:table-cell office:value-type="float" office:value="77.7" calcext:value-type="float">
            <text:p>7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table:formula="of:=SUM([.I77:.I79])" office:value-type="float" office:value="782183.718" calcext:value-type="float">
            <text:p>782183.718</text:p>
          </table:table-cell>
          <table:table-cell table:formula="of:=[.N77]/60000" office:value-type="float" office:value="13.0363953" calcext:value-type="float">
            <text:p>13.0363953</text:p>
          </table:table-cell>
          <table:table-cell table:formula="of:=SUBSTITUTE([.A77];&quot;.pasta.zip&quot;;&quot;&quot;)" office:value-type="string" office:string-value="500bot" calcext:value-type="string">
            <text:p>500bot</text:p>
          </table:table-cell>
          <table:table-cell table:formula="of:=RIGHT([.P77];3)" office:value-type="string" office:string-value="bot" calcext:value-type="string">
            <text:p>bot</text:p>
          </table:table-cell>
          <table:table-cell table:formula="of:=60000/[.N77]*1000" office:value-type="float" office:value="76.7083213562878" calcext:value-type="float">
            <text:p>76.71</text:p>
          </table:table-cell>
          <table:table-cell table:formula="of:=SUBSTITUTE([.P77];[.Q77];&quot;&quot;)" office:value-type="string" office:string-value="500" calcext:value-type="string">
            <text:p>500</text:p>
          </table:table-cell>
          <table:table-cell table:formula="of:=[.R77]/500*[.S77]" office:value-type="float" office:value="76.7083213562878" calcext:value-type="float">
            <text:p>76.7083213562878</text:p>
          </table:table-cell>
        </table:table-row>
        <table:table-row table:style-name="ro1">
          <table:table-cell office:value-type="string" calcext:value-type="string">
            <text:p>500bot.pasta.zip</text:p>
          </table:table-cell>
          <table:table-cell office:value-type="float" office:value="2" calcext:value-type="float">
            <text:p>2</text:p>
          </table:table-cell>
          <table:table-cell office:value-type="float" office:value="3.774" calcext:value-type="float">
            <text:p>3.774</text:p>
          </table:table-cell>
          <table:table-cell office:value-type="float" office:value="265.118" calcext:value-type="float">
            <text:p>265.118</text:p>
          </table:table-cell>
          <table:table-cell office:value-type="float" office:value="12.955" calcext:value-type="float">
            <text:p>12.955</text:p>
          </table:table-cell>
          <table:table-cell office:value-type="float" office:value="12.094" calcext:value-type="float">
            <text:p>12.094</text:p>
          </table:table-cell>
          <table:table-cell office:value-type="float" office:value="18.152" calcext:value-type="float">
            <text:p>18.152</text:p>
          </table:table-cell>
          <table:table-cell office:value-type="float" office:value="20000" calcext:value-type="float">
            <text:p>20000</text:p>
          </table:table-cell>
          <table:table-cell office:value-type="float" office:value="259098.852" calcext:value-type="float">
            <text:p>259098.852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500bot.pasta.zip</text:p>
          </table:table-cell>
          <table:table-cell office:value-type="float" office:value="3" calcext:value-type="float">
            <text:p>3</text:p>
          </table:table-cell>
          <table:table-cell office:value-type="float" office:value="3.792" calcext:value-type="float">
            <text:p>3.792</text:p>
          </table:table-cell>
          <table:table-cell office:value-type="float" office:value="271.976" calcext:value-type="float">
            <text:p>271.976</text:p>
          </table:table-cell>
          <table:table-cell office:value-type="float" office:value="13.297" calcext:value-type="float">
            <text:p>13.297</text:p>
          </table:table-cell>
          <table:table-cell office:value-type="float" office:value="12.278" calcext:value-type="float">
            <text:p>12.278</text:p>
          </table:table-cell>
          <table:table-cell office:value-type="float" office:value="18.349" calcext:value-type="float">
            <text:p>18.349</text:p>
          </table:table-cell>
          <table:table-cell office:value-type="float" office:value="20000" calcext:value-type="float">
            <text:p>20000</text:p>
          </table:table-cell>
          <table:table-cell office:value-type="float" office:value="265934.135" calcext:value-type="float">
            <text:p>265934.135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5"/>
          <table:table-cell table:style-name="Default" table:number-columns-repeated="2"/>
          <table:table-cell/>
        </table:table-row>
      </table:table>
      <table:table table:name="Sheet2" table:style-name="ta1">
        <table:shapes>
          <draw:frame draw:z-index="0" draw:name="test" draw:style-name="gr1" draw:text-style-name="P1" svg:width="1094pt" svg:height="615.34pt" svg:x="0pt" svg:y="396.57pt">
            <draw:object draw:notify-on-update-of-ranges="Sheet2.H2:Sheet2.H2 Sheet2.H3:Sheet2.H15 Sheet2.I2:Sheet2.I2 Sheet2.I3:Sheet2.I15 Sheet2.H2:Sheet2.H2 Sheet2.H3:Sheet2.H15 Sheet2.J2:Sheet2.J2 Sheet2.J3:Sheet2.J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70.85pt" svg:y="15.62pt">
            <draw:object draw:notify-on-update-of-ranges="Sheet2.H2:Sheet2.H2 Sheet2.H3:Sheet2.H15 Sheet2.K2:Sheet2.K2 Sheet2.K3:Sheet2.K15 Sheet2.H2:Sheet2.H2 Sheet2.H3:Sheet2.H15 Sheet2.L2:Sheet2.L2 Sheet2.L3:Sheet2.L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ce3"/>
        <table:table-row table:style-name="ro1">
          <table:table-cell office:value-type="string" calcext:value-type="string">
            <text:p>sum ms</text:p>
          </table:table-cell>
          <table:table-cell office:value-type="string" calcext:value-type="string">
            <text:p>ms/tick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paste type</text:p>
          </table:table-cell>
          <table:table-cell office:value-type="string" calcext:value-type="string">
            <text:p># pastes</text:p>
          </table:table-cell>
          <table:table-cell office:value-type="string" calcext:value-type="string">
            <text:p>ms/tick/paste</text:p>
          </table:table-cell>
          <table:table-cell table:number-columns-repeated="12"/>
        </table:table-row>
        <table:table-row table:style-name="ro1">
          <table:table-cell office:value-type="float" office:value="1359.059" calcext:value-type="float">
            <text:p>1359.059</text:p>
          </table:table-cell>
          <table:table-cell office:value-type="float" office:value="0.022650983333333" calcext:value-type="float">
            <text:p>0.022650983333333</text:p>
          </table:table-cell>
          <table:table-cell office:value-type="string" calcext:value-type="string">
            <text:p>1belt</text:p>
          </table:table-cell>
          <table:table-cell office:value-type="string" calcext:value-type="string">
            <text:p>belt</text:p>
          </table:table-cell>
          <table:table-cell table:formula="of:=SUBSTITUTE([.C2];[.D2];&quot;&quot;)" office:value-type="string" office:string-value="1" calcext:value-type="string">
            <text:p>1</text:p>
          </table:table-cell>
          <table:table-cell table:formula="of:=[.B2]/[.E2]" office:value-type="float" office:value="0.022650983333333" calcext:value-type="float">
            <text:p>0.022650983333333</text:p>
          </table:table-cell>
          <table:table-cell/>
          <table:table-cell table:style-name="ce4" office:value-type="string" calcext:value-type="string">
            <text:p># pastes</text:p>
          </table:table-cell>
          <table:table-cell table:style-name="ce7" office:value-type="string" calcext:value-type="string">
            <text:p>belt</text:p>
          </table:table-cell>
          <table:table-cell table:style-name="ce11" office:value-type="string" calcext:value-type="string">
            <text:p>bot</text:p>
          </table:table-cell>
          <table:table-cell table:number-columns-repeated="2" office:value-type="string" calcext:value-type="string">
            <text:p>amount slower</text:p>
          </table:table-cell>
          <table:table-cell table:number-columns-repeated="6"/>
        </table:table-row>
        <table:table-row table:style-name="ro1">
          <table:table-cell office:value-type="float" office:value="1474.09" calcext:value-type="float">
            <text:p>1474.09</text:p>
          </table:table-cell>
          <table:table-cell office:value-type="float" office:value="0.024568166666667" calcext:value-type="float">
            <text:p>0.024568166666667</text:p>
          </table:table-cell>
          <table:table-cell office:value-type="string" calcext:value-type="string">
            <text:p>1bot</text:p>
          </table:table-cell>
          <table:table-cell office:value-type="string" calcext:value-type="string">
            <text:p>bot</text:p>
          </table:table-cell>
          <table:table-cell table:formula="of:=SUBSTITUTE([.C3];[.D3];&quot;&quot;)" office:value-type="string" office:string-value="1" calcext:value-type="string">
            <text:p>1</text:p>
          </table:table-cell>
          <table:table-cell table:formula="of:=[.B3]/[.E3]" office:value-type="float" office:value="0.024568166666667" calcext:value-type="float">
            <text:p>0.02456816666666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0.022650983333333" calcext:value-type="float">
            <text:p>0.022650983333333</text:p>
          </table:table-cell>
          <table:table-cell table:style-name="ce12" office:value-type="float" office:value="0.024568166666667" calcext:value-type="float">
            <text:p>0.024568166666667</text:p>
          </table:table-cell>
          <table:table-cell table:style-name="ce15" table:formula="of:=1-([.I3]/MIN([.$I$3:.$I$15]))" office:value-type="percentage" office:value="-0.638240687852792" calcext:value-type="percentage">
            <text:p>-63.82%</text:p>
          </table:table-cell>
          <table:table-cell table:style-name="ce15" table:formula="of:=1-([.J3]/MIN([.$J$3:.$J$15]))" office:value-type="percentage" office:value="-0.826481132790292" calcext:value-type="percentage">
            <text:p>-82.65%</text:p>
          </table:table-cell>
          <table:table-cell table:number-columns-repeated="6"/>
        </table:table-row>
        <table:table-row table:style-name="ro1">
          <table:table-cell office:value-type="float" office:value="2183.659" calcext:value-type="float">
            <text:p>2183.659</text:p>
          </table:table-cell>
          <table:table-cell office:value-type="float" office:value="0.036394316666667" calcext:value-type="float">
            <text:p>0.036394316666667</text:p>
          </table:table-cell>
          <table:table-cell office:value-type="string" calcext:value-type="string">
            <text:p>2bot</text:p>
          </table:table-cell>
          <table:table-cell office:value-type="string" calcext:value-type="string">
            <text:p>bot</text:p>
          </table:table-cell>
          <table:table-cell table:formula="of:=SUBSTITUTE([.C4];[.D4];&quot;&quot;)" office:value-type="string" office:string-value="2" calcext:value-type="string">
            <text:p>2</text:p>
          </table:table-cell>
          <table:table-cell table:formula="of:=[.B4]/[.E4]" office:value-type="float" office:value="0.0181971583333335" calcext:value-type="float">
            <text:p>0.018197158333334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9" office:value-type="float" office:value="0.018429408333334" calcext:value-type="float">
            <text:p>0.018429408333334</text:p>
          </table:table-cell>
          <table:table-cell table:style-name="ce13" office:value-type="float" office:value="0.018197158333334" calcext:value-type="float">
            <text:p>0.018197158333334</text:p>
          </table:table-cell>
          <table:table-cell table:style-name="ce15" table:formula="of:=1-([.I4]/MIN([.$I$3:.$I$15]))" office:value-type="percentage" office:value="-0.332913725661131" calcext:value-type="percentage">
            <text:p>-33.29%</text:p>
          </table:table-cell>
          <table:table-cell table:style-name="ce15" table:formula="of:=1-([.J4]/MIN([.$J$3:.$J$15]))" office:value-type="percentage" office:value="-0.352838688257775" calcext:value-type="percentage">
            <text:p>-35.28%</text:p>
          </table:table-cell>
          <table:table-cell table:number-columns-repeated="6"/>
        </table:table-row>
        <table:table-row table:style-name="ro1">
          <table:table-cell office:value-type="float" office:value="2211.529" calcext:value-type="float">
            <text:p>2211.529</text:p>
          </table:table-cell>
          <table:table-cell office:value-type="float" office:value="0.036858816666667" calcext:value-type="float">
            <text:p>0.036858816666667</text:p>
          </table:table-cell>
          <table:table-cell office:value-type="string" calcext:value-type="string">
            <text:p>2belt</text:p>
          </table:table-cell>
          <table:table-cell office:value-type="string" calcext:value-type="string">
            <text:p>belt</text:p>
          </table:table-cell>
          <table:table-cell table:formula="of:=SUBSTITUTE([.C5];[.D5];&quot;&quot;)" office:value-type="string" office:string-value="2" calcext:value-type="string">
            <text:p>2</text:p>
          </table:table-cell>
          <table:table-cell table:formula="of:=[.B5]/[.E5]" office:value-type="float" office:value="0.0184294083333335" calcext:value-type="float">
            <text:p>0.018429408333334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9" office:value-type="float" office:value="0.016337866666667" calcext:value-type="float">
            <text:p>0.016337866666667</text:p>
          </table:table-cell>
          <table:table-cell table:style-name="ce13" office:value-type="float" office:value="0.016529266666667" calcext:value-type="float">
            <text:p>0.016529266666667</text:p>
          </table:table-cell>
          <table:table-cell table:style-name="ce15" table:formula="of:=1-([.I5]/MIN([.$I$3:.$I$15]))" office:value-type="percentage" office:value="-0.181642206528847" calcext:value-type="percentage">
            <text:p>-18.16%</text:p>
          </table:table-cell>
          <table:table-cell table:style-name="ce15" table:formula="of:=1-([.J5]/MIN([.$J$3:.$J$15]))" office:value-type="percentage" office:value="-0.228841944746644" calcext:value-type="percentage">
            <text:p>-22.88%</text:p>
          </table:table-cell>
          <table:table-cell table:number-columns-repeated="6"/>
        </table:table-row>
        <table:table-row table:style-name="ro1">
          <table:table-cell office:value-type="float" office:value="2940.816" calcext:value-type="float">
            <text:p>2940.816</text:p>
          </table:table-cell>
          <table:table-cell office:value-type="float" office:value="0.0490136" calcext:value-type="float">
            <text:p>0.0490136</text:p>
          </table:table-cell>
          <table:table-cell office:value-type="string" calcext:value-type="string">
            <text:p>3belt</text:p>
          </table:table-cell>
          <table:table-cell office:value-type="string" calcext:value-type="string">
            <text:p>belt</text:p>
          </table:table-cell>
          <table:table-cell table:formula="of:=SUBSTITUTE([.C6];[.D6];&quot;&quot;)" office:value-type="string" office:string-value="3" calcext:value-type="string">
            <text:p>3</text:p>
          </table:table-cell>
          <table:table-cell table:formula="of:=[.B6]/[.E6]" office:value-type="float" office:value="0.0163378666666667" calcext:value-type="float">
            <text:p>0.016337866666667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9" office:value-type="float" office:value="0.0152747875" calcext:value-type="float">
            <text:p>0.0152747875</text:p>
          </table:table-cell>
          <table:table-cell table:style-name="ce13" office:value-type="float" office:value="0.0153412" calcext:value-type="float">
            <text:p>0.0153412</text:p>
          </table:table-cell>
          <table:table-cell table:style-name="ce15" table:formula="of:=1-([.I6]/MIN([.$I$3:.$I$15]))" office:value-type="percentage" office:value="-0.104754615398107" calcext:value-type="percentage">
            <text:p>-10.48%</text:p>
          </table:table-cell>
          <table:table-cell table:style-name="ce15" table:formula="of:=1-([.J6]/MIN([.$J$3:.$J$15]))" office:value-type="percentage" office:value="-0.140517024918236" calcext:value-type="percentage">
            <text:p>-14.05%</text:p>
          </table:table-cell>
          <table:table-cell table:number-columns-repeated="6"/>
        </table:table-row>
        <table:table-row table:style-name="ro1">
          <table:table-cell office:value-type="float" office:value="2975.268" calcext:value-type="float">
            <text:p>2975.268</text:p>
          </table:table-cell>
          <table:table-cell office:value-type="float" office:value="0.0495878" calcext:value-type="float">
            <text:p>0.0495878</text:p>
          </table:table-cell>
          <table:table-cell office:value-type="string" calcext:value-type="string">
            <text:p>3bot</text:p>
          </table:table-cell>
          <table:table-cell office:value-type="string" calcext:value-type="string">
            <text:p>bot</text:p>
          </table:table-cell>
          <table:table-cell table:formula="of:=SUBSTITUTE([.C7];[.D7];&quot;&quot;)" office:value-type="string" office:string-value="3" calcext:value-type="string">
            <text:p>3</text:p>
          </table:table-cell>
          <table:table-cell table:formula="of:=[.B7]/[.E7]" office:value-type="float" office:value="0.0165292666666667" calcext:value-type="float">
            <text:p>0.016529266666667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9" office:value-type="float" office:value="0.014955896666667" calcext:value-type="float">
            <text:p>0.014955896666667</text:p>
          </table:table-cell>
          <table:table-cell table:style-name="ce13" office:value-type="float" office:value="0.014987583333333" calcext:value-type="float">
            <text:p>0.014987583333333</text:p>
          </table:table-cell>
          <table:table-cell table:style-name="ce15" table:formula="of:=1-([.I7]/MIN([.$I$3:.$I$15]))" office:value-type="percentage" office:value="-0.0816907187689211" calcext:value-type="percentage">
            <text:p>-8.17%</text:p>
          </table:table-cell>
          <table:table-cell table:style-name="ce15" table:formula="of:=1-([.J7]/MIN([.$J$3:.$J$15]))" office:value-type="percentage" office:value="-0.114227958311416" calcext:value-type="percentage">
            <text:p>-11.42%</text:p>
          </table:table-cell>
          <table:table-cell table:number-columns-repeated="6"/>
        </table:table-row>
        <table:table-row table:style-name="ro1">
          <table:table-cell office:value-type="float" office:value="3665.949" calcext:value-type="float">
            <text:p>3665.949</text:p>
          </table:table-cell>
          <table:table-cell office:value-type="float" office:value="0.06109915" calcext:value-type="float">
            <text:p>0.06109915</text:p>
          </table:table-cell>
          <table:table-cell office:value-type="string" calcext:value-type="string">
            <text:p>4belt</text:p>
          </table:table-cell>
          <table:table-cell office:value-type="string" calcext:value-type="string">
            <text:p>belt</text:p>
          </table:table-cell>
          <table:table-cell table:formula="of:=SUBSTITUTE([.C8];[.D8];&quot;&quot;)" office:value-type="string" office:string-value="4" calcext:value-type="string">
            <text:p>4</text:p>
          </table:table-cell>
          <table:table-cell table:formula="of:=[.B8]/[.E8]" office:value-type="float" office:value="0.0152747875" calcext:value-type="float">
            <text:p>0.0152747875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0.014083525" calcext:value-type="float">
            <text:p>0.014083525</text:p>
          </table:table-cell>
          <table:table-cell table:style-name="ce13" office:value-type="float" office:value="0.013717653333333" calcext:value-type="float">
            <text:p>0.013717653333333</text:p>
          </table:table-cell>
          <table:table-cell table:style-name="ce15" table:formula="of:=1-([.I8]/MIN([.$I$3:.$I$15]))" office:value-type="percentage" office:value="-0.0185961176104494" calcext:value-type="percentage">
            <text:p>-1.86%</text:p>
          </table:table-cell>
          <table:table-cell table:style-name="ce15" table:formula="of:=1-([.J8]/MIN([.$J$3:.$J$15]))" office:value-type="percentage" office:value="-0.0198170396444006" calcext:value-type="percentage">
            <text:p>-1.98%</text:p>
          </table:table-cell>
          <table:table-cell table:number-columns-repeated="6"/>
        </table:table-row>
        <table:table-row table:style-name="ro1">
          <table:table-cell office:value-type="float" office:value="3681.888" calcext:value-type="float">
            <text:p>3681.888</text:p>
          </table:table-cell>
          <table:table-cell office:value-type="float" office:value="0.0613648" calcext:value-type="float">
            <text:p>0.0613648</text:p>
          </table:table-cell>
          <table:table-cell office:value-type="string" calcext:value-type="string">
            <text:p>4bot</text:p>
          </table:table-cell>
          <table:table-cell office:value-type="string" calcext:value-type="string">
            <text:p>bot</text:p>
          </table:table-cell>
          <table:table-cell table:formula="of:=SUBSTITUTE([.C9];[.D9];&quot;&quot;)" office:value-type="string" office:string-value="4" calcext:value-type="string">
            <text:p>4</text:p>
          </table:table-cell>
          <table:table-cell table:formula="of:=[.B9]/[.E9]" office:value-type="float" office:value="0.0153412" calcext:value-type="float">
            <text:p>0.0153412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9" office:value-type="float" office:value="0.0138264075" calcext:value-type="float">
            <text:p>0.0138264075</text:p>
          </table:table-cell>
          <table:table-cell table:style-name="ce13" office:value-type="float" office:value="0.0134510925" calcext:value-type="float">
            <text:p>0.0134510925</text:p>
          </table:table-cell>
          <table:table-cell table:style-name="ce15" table:formula="of:=1-([.I9]/MIN([.$I$3:.$I$15]))" office:value-type="percentage" office:value="0" calcext:value-type="percentage">
            <text:p>0.00%</text:p>
          </table:table-cell>
          <table:table-cell table:style-name="ce15" table:formula="of:=1-([.J9]/MIN([.$J$3:.$J$15])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office:value-type="float" office:value="4486.769" calcext:value-type="float">
            <text:p>4486.769</text:p>
          </table:table-cell>
          <table:table-cell office:value-type="float" office:value="0.074779483333333" calcext:value-type="float">
            <text:p>0.074779483333333</text:p>
          </table:table-cell>
          <table:table-cell office:value-type="string" calcext:value-type="string">
            <text:p>5belt</text:p>
          </table:table-cell>
          <table:table-cell office:value-type="string" calcext:value-type="string">
            <text:p>belt</text:p>
          </table:table-cell>
          <table:table-cell table:formula="of:=SUBSTITUTE([.C10];[.D10];&quot;&quot;)" office:value-type="string" office:string-value="5" calcext:value-type="string">
            <text:p>5</text:p>
          </table:table-cell>
          <table:table-cell table:formula="of:=[.B10]/[.E10]" office:value-type="float" office:value="0.0149558966666666" calcext:value-type="float">
            <text:p>0.014955896666667</text:p>
          </table:table-cell>
          <table:table-cell/>
          <table:table-cell table:style-name="ce6" office:value-type="float" office:value="50" calcext:value-type="float">
            <text:p>50</text:p>
          </table:table-cell>
          <table:table-cell table:style-name="ce9" office:value-type="float" office:value="0.016611925666667" calcext:value-type="float">
            <text:p>0.016611925666667</text:p>
          </table:table-cell>
          <table:table-cell table:style-name="ce13" office:value-type="float" office:value="0.016219760666667" calcext:value-type="float">
            <text:p>0.016219760666667</text:p>
          </table:table-cell>
          <table:table-cell table:style-name="ce15" table:formula="of:=1-([.I10]/MIN([.$I$3:.$I$15]))" office:value-type="percentage" office:value="-0.201463624348335" calcext:value-type="percentage">
            <text:p>-20.15%</text:p>
          </table:table-cell>
          <table:table-cell table:style-name="ce15" table:formula="of:=1-([.J10]/MIN([.$J$3:.$J$15]))" office:value-type="percentage" office:value="-0.205832215239543" calcext:value-type="percentage">
            <text:p>-20.58%</text:p>
          </table:table-cell>
          <table:table-cell table:number-columns-repeated="6"/>
        </table:table-row>
        <table:table-row table:style-name="ro1">
          <table:table-cell office:value-type="float" office:value="4496.275" calcext:value-type="float">
            <text:p>4496.275</text:p>
          </table:table-cell>
          <table:table-cell office:value-type="float" office:value="0.074937916666667" calcext:value-type="float">
            <text:p>0.074937916666667</text:p>
          </table:table-cell>
          <table:table-cell office:value-type="string" calcext:value-type="string">
            <text:p>5bot</text:p>
          </table:table-cell>
          <table:table-cell office:value-type="string" calcext:value-type="string">
            <text:p>bot</text:p>
          </table:table-cell>
          <table:table-cell table:formula="of:=SUBSTITUTE([.C11];[.D11];&quot;&quot;)" office:value-type="string" office:string-value="5" calcext:value-type="string">
            <text:p>5</text:p>
          </table:table-cell>
          <table:table-cell table:formula="of:=[.B11]/[.E11]" office:value-type="float" office:value="0.0149875833333334" calcext:value-type="float">
            <text:p>0.014987583333333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style-name="ce9" office:value-type="float" office:value="0.021467052333333" calcext:value-type="float">
            <text:p>0.021467052333333</text:p>
          </table:table-cell>
          <table:table-cell table:style-name="ce13" office:value-type="float" office:value="0.019480807333333" calcext:value-type="float">
            <text:p>0.019480807333333</text:p>
          </table:table-cell>
          <table:table-cell table:style-name="ce15" table:formula="of:=1-([.I11]/MIN([.$I$3:.$I$15]))" office:value-type="percentage" office:value="-0.552612443495029" calcext:value-type="percentage">
            <text:p>-55.26%</text:p>
          </table:table-cell>
          <table:table-cell table:style-name="ce15" table:formula="of:=1-([.J11]/MIN([.$J$3:.$J$15]))" office:value-type="percentage" office:value="-0.448269524080144" calcext:value-type="percentage">
            <text:p>-44.83%</text:p>
          </table:table-cell>
          <table:table-cell table:number-columns-repeated="6"/>
        </table:table-row>
        <table:table-row table:style-name="ro1">
          <table:table-cell office:value-type="float" office:value="8230.592" calcext:value-type="float">
            <text:p>8230.592</text:p>
          </table:table-cell>
          <table:table-cell office:value-type="float" office:value="0.137176533333333" calcext:value-type="float">
            <text:p>0.137176533333333</text:p>
          </table:table-cell>
          <table:table-cell office:value-type="string" calcext:value-type="string">
            <text:p>10bot</text:p>
          </table:table-cell>
          <table:table-cell office:value-type="string" calcext:value-type="string">
            <text:p>bot</text:p>
          </table:table-cell>
          <table:table-cell table:formula="of:=SUBSTITUTE([.C12];[.D12];&quot;&quot;)" office:value-type="string" office:string-value="10" calcext:value-type="string">
            <text:p>10</text:p>
          </table:table-cell>
          <table:table-cell table:formula="of:=[.B12]/[.E12]" office:value-type="float" office:value="0.0137176533333333" calcext:value-type="float">
            <text:p>0.013717653333333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0.025769700666667" calcext:value-type="float">
            <text:p>0.025769700666667</text:p>
          </table:table-cell>
          <table:table-cell table:style-name="ce13" office:value-type="float" office:value="0.023040674833333" calcext:value-type="float">
            <text:p>0.023040674833333</text:p>
          </table:table-cell>
          <table:table-cell table:style-name="ce15" table:formula="of:=1-([.I12]/MIN([.$I$3:.$I$15]))" office:value-type="percentage" office:value="-0.863803064293237" calcext:value-type="percentage">
            <text:p>-86.38%</text:p>
          </table:table-cell>
          <table:table-cell table:style-name="ce15" table:formula="of:=1-([.J12]/MIN([.$J$3:.$J$15]))" office:value-type="percentage" office:value="-0.712922190768742" calcext:value-type="percentage">
            <text:p>-71.29%</text:p>
          </table:table-cell>
          <table:table-cell table:number-columns-repeated="6"/>
        </table:table-row>
        <table:table-row table:style-name="ro1">
          <table:table-cell office:value-type="float" office:value="8450.115" calcext:value-type="float">
            <text:p>8450.115</text:p>
          </table:table-cell>
          <table:table-cell office:value-type="float" office:value="0.14083525" calcext:value-type="float">
            <text:p>0.14083525</text:p>
          </table:table-cell>
          <table:table-cell office:value-type="string" calcext:value-type="string">
            <text:p>10belt</text:p>
          </table:table-cell>
          <table:table-cell office:value-type="string" calcext:value-type="string">
            <text:p>belt</text:p>
          </table:table-cell>
          <table:table-cell table:formula="of:=SUBSTITUTE([.C13];[.D13];&quot;&quot;)" office:value-type="string" office:string-value="10" calcext:value-type="string">
            <text:p>10</text:p>
          </table:table-cell>
          <table:table-cell table:formula="of:=[.B13]/[.E13]" office:value-type="float" office:value="0.014083525" calcext:value-type="float">
            <text:p>0.014083525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style-name="ce9" office:value-type="float" office:value="0.028538847555556" calcext:value-type="float">
            <text:p>0.028538847555556</text:p>
          </table:table-cell>
          <table:table-cell table:style-name="ce13" office:value-type="float" office:value="0.023993972055556" calcext:value-type="float">
            <text:p>0.023993972055556</text:p>
          </table:table-cell>
          <table:table-cell table:style-name="ce15" table:formula="of:=1-([.I13]/MIN([.$I$3:.$I$15]))" office:value-type="percentage" office:value="-1.06408262996415" calcext:value-type="percentage">
            <text:p>-106.41%</text:p>
          </table:table-cell>
          <table:table-cell table:style-name="ce15" table:formula="of:=1-([.J13]/MIN([.$J$3:.$J$15]))" office:value-type="percentage" office:value="-0.783793551011265" calcext:value-type="percentage">
            <text:p>-78.38%</text:p>
          </table:table-cell>
          <table:table-cell table:number-columns-repeated="6"/>
        </table:table-row>
        <table:table-row table:style-name="ro1">
          <table:table-cell office:value-type="float" office:value="16141.311" calcext:value-type="float">
            <text:p>16141.311</text:p>
          </table:table-cell>
          <table:table-cell office:value-type="float" office:value="0.26902185" calcext:value-type="float">
            <text:p>0.26902185</text:p>
          </table:table-cell>
          <table:table-cell office:value-type="string" calcext:value-type="string">
            <text:p>20bot</text:p>
          </table:table-cell>
          <table:table-cell office:value-type="string" calcext:value-type="string">
            <text:p>bot</text:p>
          </table:table-cell>
          <table:table-cell table:formula="of:=SUBSTITUTE([.C14];[.D14];&quot;&quot;)" office:value-type="string" office:string-value="20" calcext:value-type="string">
            <text:p>20</text:p>
          </table:table-cell>
          <table:table-cell table:formula="of:=[.B14]/[.E14]" office:value-type="float" office:value="0.0134510925" calcext:value-type="float">
            <text:p>0.0134510925</text:p>
          </table:table-cell>
          <table:table-cell/>
          <table:table-cell table:style-name="ce6" office:value-type="float" office:value="400" calcext:value-type="float">
            <text:p>400</text:p>
          </table:table-cell>
          <table:table-cell table:style-name="ce9" office:value-type="float" office:value="0.030127579666667" calcext:value-type="float">
            <text:p>0.030127579666667</text:p>
          </table:table-cell>
          <table:table-cell table:style-name="ce13" office:value-type="float" office:value="0.0250356" calcext:value-type="float">
            <text:p>0.0250356</text:p>
          </table:table-cell>
          <table:table-cell table:style-name="ce15" table:formula="of:=1-([.I14]/MIN([.$I$3:.$I$15]))" office:value-type="percentage" office:value="-1.17898826334078" calcext:value-type="percentage">
            <text:p>-117.90%</text:p>
          </table:table-cell>
          <table:table-cell table:style-name="ce15" table:formula="of:=1-([.J14]/MIN([.$J$3:.$J$15]))" office:value-type="percentage" office:value="-0.861231717795413" calcext:value-type="percentage">
            <text:p>-86.12%</text:p>
          </table:table-cell>
          <table:table-cell table:number-columns-repeated="6"/>
        </table:table-row>
        <table:table-row table:style-name="ro1">
          <table:table-cell office:value-type="float" office:value="16591.689" calcext:value-type="float">
            <text:p>16591.689</text:p>
          </table:table-cell>
          <table:table-cell office:value-type="float" office:value="0.27652815" calcext:value-type="float">
            <text:p>0.27652815</text:p>
          </table:table-cell>
          <table:table-cell office:value-type="string" calcext:value-type="string">
            <text:p>20belt</text:p>
          </table:table-cell>
          <table:table-cell office:value-type="string" calcext:value-type="string">
            <text:p>belt</text:p>
          </table:table-cell>
          <table:table-cell table:formula="of:=SUBSTITUTE([.C15];[.D15];&quot;&quot;)" office:value-type="string" office:string-value="20" calcext:value-type="string">
            <text:p>20</text:p>
          </table:table-cell>
          <table:table-cell table:formula="of:=[.B15]/[.E15]" office:value-type="float" office:value="0.0138264075" calcext:value-type="float">
            <text:p>0.0138264075</text:p>
          </table:table-cell>
          <table:table-cell/>
          <table:table-cell table:style-name="ce6" office:value-type="float" office:value="500" calcext:value-type="float">
            <text:p>500</text:p>
          </table:table-cell>
          <table:table-cell table:style-name="ce10" office:value-type="float" office:value="0.0308676199" calcext:value-type="float">
            <text:p>0.0308676199</text:p>
          </table:table-cell>
          <table:table-cell table:style-name="ce14" office:value-type="float" office:value="0.0260727906" calcext:value-type="float">
            <text:p>0.0260727906</text:p>
          </table:table-cell>
          <table:table-cell table:style-name="ce15" table:formula="of:=1-([.I15]/MIN([.$I$3:.$I$15]))" office:value-type="percentage" office:value="-1.23251194498643" calcext:value-type="percentage">
            <text:p>-123.25%</text:p>
          </table:table-cell>
          <table:table-cell table:style-name="ce15" table:formula="of:=1-([.J15]/MIN([.$J$3:.$J$15]))" office:value-type="percentage" office:value="-0.938339997290183" calcext:value-type="percentage">
            <text:p>-93.83%</text:p>
          </table:table-cell>
          <table:table-cell table:number-columns-repeated="6"/>
        </table:table-row>
        <table:table-row table:style-name="ro1">
          <table:table-cell office:value-type="float" office:value="48659.282" calcext:value-type="float">
            <text:p>48659.282</text:p>
          </table:table-cell>
          <table:table-cell office:value-type="float" office:value="0.810988033333333" calcext:value-type="float">
            <text:p>0.810988033333333</text:p>
          </table:table-cell>
          <table:table-cell office:value-type="string" calcext:value-type="string">
            <text:p>50bot</text:p>
          </table:table-cell>
          <table:table-cell office:value-type="string" calcext:value-type="string">
            <text:p>bot</text:p>
          </table:table-cell>
          <table:table-cell table:formula="of:=SUBSTITUTE([.C16];[.D16];&quot;&quot;)" office:value-type="string" office:string-value="50" calcext:value-type="string">
            <text:p>50</text:p>
          </table:table-cell>
          <table:table-cell table:formula="of:=[.B16]/[.E16]" office:value-type="float" office:value="0.0162197606666667" calcext:value-type="float">
            <text:p>0.016219760666667</text:p>
          </table:table-cell>
          <table:table-cell table:number-columns-repeated="12"/>
        </table:table-row>
        <table:table-row table:style-name="ro1">
          <table:table-cell office:value-type="float" office:value="49835.777" calcext:value-type="float">
            <text:p>49835.777</text:p>
          </table:table-cell>
          <table:table-cell office:value-type="float" office:value="0.830596283333333" calcext:value-type="float">
            <text:p>0.830596283333333</text:p>
          </table:table-cell>
          <table:table-cell office:value-type="string" calcext:value-type="string">
            <text:p>50belt</text:p>
          </table:table-cell>
          <table:table-cell office:value-type="string" calcext:value-type="string">
            <text:p>belt</text:p>
          </table:table-cell>
          <table:table-cell table:formula="of:=SUBSTITUTE([.C17];[.D17];&quot;&quot;)" office:value-type="string" office:string-value="50" calcext:value-type="string">
            <text:p>50</text:p>
          </table:table-cell>
          <table:table-cell table:formula="of:=[.B17]/[.E17]" office:value-type="float" office:value="0.0166119256666667" calcext:value-type="float">
            <text:p>0.016611925666667</text:p>
          </table:table-cell>
          <table:table-cell table:number-columns-repeated="12"/>
        </table:table-row>
        <table:table-row table:style-name="ro1">
          <table:table-cell office:value-type="float" office:value="116884.844" calcext:value-type="float">
            <text:p>116884.844</text:p>
          </table:table-cell>
          <table:table-cell office:value-type="float" office:value="1.94808073333333" calcext:value-type="float">
            <text:p>1.94808073333333</text:p>
          </table:table-cell>
          <table:table-cell office:value-type="string" calcext:value-type="string">
            <text:p>100bot</text:p>
          </table:table-cell>
          <table:table-cell office:value-type="string" calcext:value-type="string">
            <text:p>bot</text:p>
          </table:table-cell>
          <table:table-cell table:formula="of:=SUBSTITUTE([.C18];[.D18];&quot;&quot;)" office:value-type="string" office:string-value="100" calcext:value-type="string">
            <text:p>100</text:p>
          </table:table-cell>
          <table:table-cell table:formula="of:=[.B18]/[.E18]" office:value-type="float" office:value="0.0194808073333333" calcext:value-type="float">
            <text:p>0.019480807333333</text:p>
          </table:table-cell>
          <table:table-cell table:number-columns-repeated="12"/>
        </table:table-row>
        <table:table-row table:style-name="ro1">
          <table:table-cell office:value-type="float" office:value="128802.314" calcext:value-type="float">
            <text:p>128802.314</text:p>
          </table:table-cell>
          <table:table-cell office:value-type="float" office:value="2.14670523333333" calcext:value-type="float">
            <text:p>2.14670523333333</text:p>
          </table:table-cell>
          <table:table-cell office:value-type="string" calcext:value-type="string">
            <text:p>100belt</text:p>
          </table:table-cell>
          <table:table-cell office:value-type="string" calcext:value-type="string">
            <text:p>belt</text:p>
          </table:table-cell>
          <table:table-cell table:formula="of:=SUBSTITUTE([.C19];[.D19];&quot;&quot;)" office:value-type="string" office:string-value="100" calcext:value-type="string">
            <text:p>100</text:p>
          </table:table-cell>
          <table:table-cell table:formula="of:=[.B19]/[.E19]" office:value-type="float" office:value="0.0214670523333333" calcext:value-type="float">
            <text:p>0.021467052333333</text:p>
          </table:table-cell>
          <table:table-cell table:number-columns-repeated="12"/>
        </table:table-row>
        <table:table-row table:style-name="ro1">
          <table:table-cell office:value-type="float" office:value="276488.098" calcext:value-type="float">
            <text:p>276488.098</text:p>
          </table:table-cell>
          <table:table-cell office:value-type="float" office:value="4.60813496666667" calcext:value-type="float">
            <text:p>4.60813496666667</text:p>
          </table:table-cell>
          <table:table-cell office:value-type="string" calcext:value-type="string">
            <text:p>200bot</text:p>
          </table:table-cell>
          <table:table-cell office:value-type="string" calcext:value-type="string">
            <text:p>bot</text:p>
          </table:table-cell>
          <table:table-cell table:formula="of:=SUBSTITUTE([.C20];[.D20];&quot;&quot;)" office:value-type="string" office:string-value="200" calcext:value-type="string">
            <text:p>200</text:p>
          </table:table-cell>
          <table:table-cell table:formula="of:=[.B20]/[.E20]" office:value-type="float" office:value="0.0230406748333333" calcext:value-type="float">
            <text:p>0.023040674833333</text:p>
          </table:table-cell>
          <table:table-cell table:number-columns-repeated="12"/>
        </table:table-row>
        <table:table-row table:style-name="ro1">
          <table:table-cell office:value-type="float" office:value="309236.408" calcext:value-type="float">
            <text:p>309236.408</text:p>
          </table:table-cell>
          <table:table-cell office:value-type="float" office:value="5.15394013333333" calcext:value-type="float">
            <text:p>5.15394013333333</text:p>
          </table:table-cell>
          <table:table-cell office:value-type="string" calcext:value-type="string">
            <text:p>200belt</text:p>
          </table:table-cell>
          <table:table-cell office:value-type="string" calcext:value-type="string">
            <text:p>belt</text:p>
          </table:table-cell>
          <table:table-cell table:formula="of:=SUBSTITUTE([.C21];[.D21];&quot;&quot;)" office:value-type="string" office:string-value="200" calcext:value-type="string">
            <text:p>200</text:p>
          </table:table-cell>
          <table:table-cell table:formula="of:=[.B21]/[.E21]" office:value-type="float" office:value="0.0257697006666666" calcext:value-type="float">
            <text:p>0.025769700666667</text:p>
          </table:table-cell>
          <table:table-cell table:number-columns-repeated="12"/>
        </table:table-row>
        <table:table-row table:style-name="ro1">
          <table:table-cell office:value-type="float" office:value="431891.497" calcext:value-type="float">
            <text:p>431891.497</text:p>
          </table:table-cell>
          <table:table-cell office:value-type="float" office:value="7.19819161666667" calcext:value-type="float">
            <text:p>7.19819161666667</text:p>
          </table:table-cell>
          <table:table-cell office:value-type="string" calcext:value-type="string">
            <text:p>300bot</text:p>
          </table:table-cell>
          <table:table-cell office:value-type="string" calcext:value-type="string">
            <text:p>bot</text:p>
          </table:table-cell>
          <table:table-cell table:formula="of:=SUBSTITUTE([.C22];[.D22];&quot;&quot;)" office:value-type="string" office:string-value="300" calcext:value-type="string">
            <text:p>300</text:p>
          </table:table-cell>
          <table:table-cell table:formula="of:=[.B22]/[.E22]" office:value-type="float" office:value="0.0239939720555556" calcext:value-type="float">
            <text:p>0.023993972055556</text:p>
          </table:table-cell>
          <table:table-cell table:number-columns-repeated="12"/>
        </table:table-row>
        <table:table-row table:style-name="ro1">
          <table:table-cell office:value-type="float" office:value="513699.256" calcext:value-type="float">
            <text:p>513699.256</text:p>
          </table:table-cell>
          <table:table-cell office:value-type="float" office:value="8.56165426666667" calcext:value-type="float">
            <text:p>8.56165426666667</text:p>
          </table:table-cell>
          <table:table-cell office:value-type="string" calcext:value-type="string">
            <text:p>300belt</text:p>
          </table:table-cell>
          <table:table-cell office:value-type="string" calcext:value-type="string">
            <text:p>belt</text:p>
          </table:table-cell>
          <table:table-cell table:formula="of:=SUBSTITUTE([.C23];[.D23];&quot;&quot;)" office:value-type="string" office:string-value="300" calcext:value-type="string">
            <text:p>300</text:p>
          </table:table-cell>
          <table:table-cell table:formula="of:=[.B23]/[.E23]" office:value-type="float" office:value="0.0285388475555556" calcext:value-type="float">
            <text:p>0.028538847555556</text:p>
          </table:table-cell>
          <table:table-cell table:number-columns-repeated="12"/>
        </table:table-row>
        <table:table-row table:style-name="ro1">
          <table:table-cell office:value-type="float" office:value="600854.4" calcext:value-type="float">
            <text:p>600854.4</text:p>
          </table:table-cell>
          <table:table-cell office:value-type="float" office:value="10.01424" calcext:value-type="float">
            <text:p>10.01424</text:p>
          </table:table-cell>
          <table:table-cell office:value-type="string" calcext:value-type="string">
            <text:p>400bot</text:p>
          </table:table-cell>
          <table:table-cell office:value-type="string" calcext:value-type="string">
            <text:p>bot</text:p>
          </table:table-cell>
          <table:table-cell table:formula="of:=SUBSTITUTE([.C24];[.D24];&quot;&quot;)" office:value-type="string" office:string-value="400" calcext:value-type="string">
            <text:p>400</text:p>
          </table:table-cell>
          <table:table-cell table:formula="of:=[.B24]/[.E24]" office:value-type="float" office:value="0.0250356" calcext:value-type="float">
            <text:p>0.0250356</text:p>
          </table:table-cell>
          <table:table-cell table:number-columns-repeated="12"/>
        </table:table-row>
        <table:table-row table:style-name="ro1">
          <table:table-cell office:value-type="float" office:value="723061.912" calcext:value-type="float">
            <text:p>723061.912</text:p>
          </table:table-cell>
          <table:table-cell office:value-type="float" office:value="12.0510318666667" calcext:value-type="float">
            <text:p>12.0510318666667</text:p>
          </table:table-cell>
          <table:table-cell office:value-type="string" calcext:value-type="string">
            <text:p>400belt</text:p>
          </table:table-cell>
          <table:table-cell office:value-type="string" calcext:value-type="string">
            <text:p>belt</text:p>
          </table:table-cell>
          <table:table-cell table:formula="of:=SUBSTITUTE([.C25];[.D25];&quot;&quot;)" office:value-type="string" office:string-value="400" calcext:value-type="string">
            <text:p>400</text:p>
          </table:table-cell>
          <table:table-cell table:formula="of:=[.B25]/[.E25]" office:value-type="float" office:value="0.0301275796666667" calcext:value-type="float">
            <text:p>0.030127579666667</text:p>
          </table:table-cell>
          <table:table-cell table:number-columns-repeated="12"/>
        </table:table-row>
        <table:table-row table:style-name="ro1">
          <table:table-cell office:value-type="float" office:value="782183.718" calcext:value-type="float">
            <text:p>782183.718</text:p>
          </table:table-cell>
          <table:table-cell office:value-type="float" office:value="13.0363953" calcext:value-type="float">
            <text:p>13.0363953</text:p>
          </table:table-cell>
          <table:table-cell office:value-type="string" calcext:value-type="string">
            <text:p>500bot</text:p>
          </table:table-cell>
          <table:table-cell office:value-type="string" calcext:value-type="string">
            <text:p>bot</text:p>
          </table:table-cell>
          <table:table-cell table:formula="of:=SUBSTITUTE([.C26];[.D26];&quot;&quot;)" office:value-type="string" office:string-value="500" calcext:value-type="string">
            <text:p>500</text:p>
          </table:table-cell>
          <table:table-cell table:formula="of:=[.B26]/[.E26]" office:value-type="float" office:value="0.0260727906" calcext:value-type="float">
            <text:p>0.0260727906</text:p>
          </table:table-cell>
          <table:table-cell table:number-columns-repeated="12"/>
        </table:table-row>
        <table:table-row table:style-name="ro1">
          <table:table-cell office:value-type="float" office:value="926028.597" calcext:value-type="float">
            <text:p>926028.597</text:p>
          </table:table-cell>
          <table:table-cell office:value-type="float" office:value="15.43380995" calcext:value-type="float">
            <text:p>15.43380995</text:p>
          </table:table-cell>
          <table:table-cell office:value-type="string" calcext:value-type="string">
            <text:p>500belt</text:p>
          </table:table-cell>
          <table:table-cell office:value-type="string" calcext:value-type="string">
            <text:p>belt</text:p>
          </table:table-cell>
          <table:table-cell table:formula="of:=SUBSTITUTE([.C27];[.D27];&quot;&quot;)" office:value-type="string" office:string-value="500" calcext:value-type="string">
            <text:p>500</text:p>
          </table:table-cell>
          <table:table-cell table:formula="of:=[.B27]/[.E27]" office:value-type="float" office:value="0.0308676199" calcext:value-type="float">
            <text:p>0.0308676199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ivot Table_Sheet2_1" table:style-name="ta1">
        <table:table-column table:style-name="co1" table:default-cell-style-name="ce18"/>
        <table:table-column table:style-name="co1" table:default-cell-style-name="ce23"/>
        <table:table-column table:style-name="co1" table:default-cell-style-name="ce29"/>
        <table:table-column table:style-name="co1" table:default-cell-style-name="ce35"/>
        <table:table-row table:style-name="ro1">
          <table:table-cell table:style-name="ce16" office:value-type="string" calcext:value-type="string">
            <text:p># pastes</text:p>
          </table:table-cell>
          <table:table-cell table:style-name="ce21" office:value-type="string" calcext:value-type="string">
            <text:p>belt</text:p>
          </table:table-cell>
          <table:table-cell table:style-name="ce27" office:value-type="string" calcext:value-type="string">
            <text:p>bot</text:p>
          </table:table-cell>
          <table:table-cell table:style-name="ce33" office:value-type="string" calcext:value-type="string">
            <text:p>Total Result</text:p>
          </table:table-cell>
        </table:table-row>
        <table:table-row table:style-name="ro1">
          <table:table-cell table:style-name="ce17" office:value-type="string" calcext:value-type="string">
            <text:p>1</text:p>
          </table:table-cell>
          <table:table-cell table:style-name="ce22" office:value-type="float" office:value="0.022650983333333" calcext:value-type="float">
            <text:p>0.022650983333333</text:p>
          </table:table-cell>
          <table:table-cell table:style-name="ce28" office:value-type="float" office:value="0.024568166666667" calcext:value-type="float">
            <text:p>0.024568166666667</text:p>
          </table:table-cell>
          <table:table-cell table:style-name="ce34" office:value-type="float" office:value="0.04721915" calcext:value-type="float">
            <text:p>0.0472191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0184294083333335" calcext:value-type="float">
            <text:p>0.018429408333334</text:p>
          </table:table-cell>
          <table:table-cell office:value-type="float" office:value="0.0181971583333335" calcext:value-type="float">
            <text:p>0.018197158333334</text:p>
          </table:table-cell>
          <table:table-cell office:value-type="float" office:value="0.036626566666667" calcext:value-type="float">
            <text:p>0.036626566666667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0163378666666667" calcext:value-type="float">
            <text:p>0.016337866666667</text:p>
          </table:table-cell>
          <table:table-cell office:value-type="float" office:value="0.0165292666666667" calcext:value-type="float">
            <text:p>0.016529266666667</text:p>
          </table:table-cell>
          <table:table-cell office:value-type="float" office:value="0.0328671333333333" calcext:value-type="float">
            <text:p>0.032867133333333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0152747875" calcext:value-type="float">
            <text:p>0.0152747875</text:p>
          </table:table-cell>
          <table:table-cell office:value-type="float" office:value="0.0153412" calcext:value-type="float">
            <text:p>0.0153412</text:p>
          </table:table-cell>
          <table:table-cell office:value-type="float" office:value="0.0306159875" calcext:value-type="float">
            <text:p>0.0306159875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0149558966666666" calcext:value-type="float">
            <text:p>0.014955896666667</text:p>
          </table:table-cell>
          <table:table-cell office:value-type="float" office:value="0.0149875833333334" calcext:value-type="float">
            <text:p>0.014987583333333</text:p>
          </table:table-cell>
          <table:table-cell office:value-type="float" office:value="0.02994348" calcext:value-type="float">
            <text:p>0.02994348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014083525" calcext:value-type="float">
            <text:p>0.014083525</text:p>
          </table:table-cell>
          <table:table-cell office:value-type="float" office:value="0.0137176533333333" calcext:value-type="float">
            <text:p>0.013717653333333</text:p>
          </table:table-cell>
          <table:table-cell office:value-type="float" office:value="0.0278011783333333" calcext:value-type="float">
            <text:p>0.027801178333333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0138264075" calcext:value-type="float">
            <text:p>0.0138264075</text:p>
          </table:table-cell>
          <table:table-cell office:value-type="float" office:value="0.0134510925" calcext:value-type="float">
            <text:p>0.0134510925</text:p>
          </table:table-cell>
          <table:table-cell office:value-type="float" office:value="0.0272775" calcext:value-type="float">
            <text:p>0.0272775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0.0166119256666667" calcext:value-type="float">
            <text:p>0.016611925666667</text:p>
          </table:table-cell>
          <table:table-cell office:value-type="float" office:value="0.0162197606666667" calcext:value-type="float">
            <text:p>0.016219760666667</text:p>
          </table:table-cell>
          <table:table-cell office:value-type="float" office:value="0.0328316863333333" calcext:value-type="float">
            <text:p>0.032831686333333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0.0214670523333333" calcext:value-type="float">
            <text:p>0.021467052333333</text:p>
          </table:table-cell>
          <table:table-cell office:value-type="float" office:value="0.0194808073333333" calcext:value-type="float">
            <text:p>0.019480807333333</text:p>
          </table:table-cell>
          <table:table-cell office:value-type="float" office:value="0.0409478596666666" calcext:value-type="float">
            <text:p>0.04094785966666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0.0257697006666666" calcext:value-type="float">
            <text:p>0.025769700666667</text:p>
          </table:table-cell>
          <table:table-cell office:value-type="float" office:value="0.0230406748333333" calcext:value-type="float">
            <text:p>0.023040674833333</text:p>
          </table:table-cell>
          <table:table-cell office:value-type="float" office:value="0.0488103755" calcext:value-type="float">
            <text:p>0.0488103755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0.0285388475555556" calcext:value-type="float">
            <text:p>0.028538847555556</text:p>
          </table:table-cell>
          <table:table-cell office:value-type="float" office:value="0.0239939720555556" calcext:value-type="float">
            <text:p>0.023993972055556</text:p>
          </table:table-cell>
          <table:table-cell office:value-type="float" office:value="0.0525328196111111" calcext:value-type="float">
            <text:p>0.05253281961111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0.0301275796666667" calcext:value-type="float">
            <text:p>0.030127579666667</text:p>
          </table:table-cell>
          <table:table-cell office:value-type="float" office:value="0.0250356" calcext:value-type="float">
            <text:p>0.0250356</text:p>
          </table:table-cell>
          <table:table-cell office:value-type="float" office:value="0.0551631796666667" calcext:value-type="float">
            <text:p>0.055163179666667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table:style-name="ce24" office:value-type="float" office:value="0.0308676199" calcext:value-type="float">
            <text:p>0.0308676199</text:p>
          </table:table-cell>
          <table:table-cell table:style-name="ce30" office:value-type="float" office:value="0.0260727906" calcext:value-type="float">
            <text:p>0.0260727906</text:p>
          </table:table-cell>
          <table:table-cell table:style-name="ce36" office:value-type="float" office:value="0.0569404105" calcext:value-type="float">
            <text:p>0.0569404105</text:p>
          </table:table-cell>
        </table:table-row>
        <table:table-row table:style-name="ro1">
          <table:table-cell table:style-name="ce19" office:value-type="string" calcext:value-type="string">
            <text:p>Sum - ms/tick/paste</text:p>
          </table:table-cell>
          <table:table-cell table:style-name="ce25" office:value-type="string" calcext:value-type="string">
            <text:p>paste type</text:p>
          </table:table-cell>
          <table:table-cell table:style-name="ce31"/>
          <table:table-cell table:style-name="ce37"/>
        </table:table-row>
        <table:table-row table:style-name="ro1">
          <table:table-cell table:style-name="ce20" office:value-type="string" calcext:value-type="string">
            <text:p>Total Result</text:p>
          </table:table-cell>
          <table:table-cell table:style-name="ce26" office:value-type="float" office:value="0.268941600788889" calcext:value-type="float">
            <text:p>0.268941600788889</text:p>
          </table:table-cell>
          <table:table-cell table:style-name="ce32" office:value-type="float" office:value="0.250635726322223" calcext:value-type="float">
            <text:p>0.250635726322223</text:p>
          </table:table-cell>
          <table:table-cell table:style-name="ce38" office:value-type="float" office:value="0.519577327111112" calcext:value-type="float">
            <text:p>0.519577327111112</text:p>
          </table:table-cell>
        </table:table-row>
      </table:table>
      <table:named-expressions/>
      <table:database-ranges>
        <table:database-range table:name="__Anonymous_Sheet_DB__0" table:target-range-address="Sheet1.A1:Sheet1.L76">
          <table:sort>
            <table:sort-by table:field-number="0" table:data-type="automatic"/>
          </table:sort>
        </table:database-range>
        <table:database-range table:name="__Anonymous_Sheet_DB__1" table:target-range-address="Sheet2.A2:Sheet2.D2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ivot Table_Sheet2_1'.A1:'Pivot Table_Sheet2_1'.D16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2_1'.A1:'Pivot Table_Sheet2_1'.D16" table:buttons="'Pivot Table_Sheet2_1'.A1 'Pivot Table_Sheet2_1'.B15" table:show-filter-button="false" table:drill-down-on-double-click="false">
          <table:source-cell-range table:cell-range-address="Sheet2.D1:Sheet2.F27"/>
          <table:data-pilot-field table:source-field-name="paste type" table:orientation="column" table:used-hierarchy="0" table:function="auto">
            <table:data-pilot-level table:show-empty="false" calcext:repeat-item-labels="false">
              <table:data-pilot-members>
                <table:data-pilot-member table:name="belt" table:display="true" table:show-details="true"/>
                <table:data-pilot-member table:name="bo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# past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100" table:display="true" table:show-details="true"/>
                <table:data-pilot-member table:name="2" table:display="true" table:show-details="true"/>
                <table:data-pilot-member table:name="20" table:display="true" table:show-details="true"/>
                <table:data-pilot-member table:name="200" table:display="true" table:show-details="true"/>
                <table:data-pilot-member table:name="3" table:display="true" table:show-details="true"/>
                <table:data-pilot-member table:name="300" table:display="true" table:show-details="true"/>
                <table:data-pilot-member table:name="4" table:display="true" table:show-details="true"/>
                <table:data-pilot-member table:name="400" table:display="true" table:show-details="true"/>
                <table:data-pilot-member table:name="5" table:display="true" table:show-details="true"/>
                <table:data-pilot-member table:name="5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s/tick/paste" table:orientation="data" table:used-hierarchy="0" table:function="sum">
            <table:data-pilot-level table:show-empty="false" calcext:repeat-item-labels="false">
              <table:data-pilot-members>
                <table:data-pilot-member table:name="0.0134510925" table:display="true" table:show-details="true"/>
                <table:data-pilot-member table:name="0.013717653333333" table:display="true" table:show-details="true"/>
                <table:data-pilot-member table:name="0.0138264075" table:display="true" table:show-details="true"/>
                <table:data-pilot-member table:name="0.014083525" table:display="true" table:show-details="true"/>
                <table:data-pilot-member table:name="0.014955896666667" table:display="true" table:show-details="true"/>
                <table:data-pilot-member table:name="0.014987583333333" table:display="true" table:show-details="true"/>
                <table:data-pilot-member table:name="0.0152747875" table:display="true" table:show-details="true"/>
                <table:data-pilot-member table:name="0.0153412" table:display="true" table:show-details="true"/>
                <table:data-pilot-member table:name="0.016219760666667" table:display="true" table:show-details="true"/>
                <table:data-pilot-member table:name="0.016337866666667" table:display="true" table:show-details="true"/>
                <table:data-pilot-member table:name="0.016529266666667" table:display="true" table:show-details="true"/>
                <table:data-pilot-member table:name="0.016611925666667" table:display="true" table:show-details="true"/>
                <table:data-pilot-member table:name="0.018197158333334" table:display="true" table:show-details="true"/>
                <table:data-pilot-member table:name="0.018429408333334" table:display="true" table:show-details="true"/>
                <table:data-pilot-member table:name="0.019480807333333" table:display="true" table:show-details="true"/>
                <table:data-pilot-member table:name="0.021467052333333" table:display="true" table:show-details="true"/>
                <table:data-pilot-member table:name="0.022650983333333" table:display="true" table:show-details="true"/>
                <table:data-pilot-member table:name="0.023040674833333" table:display="true" table:show-details="true"/>
                <table:data-pilot-member table:name="0.023993972055556" table:display="true" table:show-details="true"/>
                <table:data-pilot-member table:name="0.024568166666667" table:display="true" table:show-details="true"/>
                <table:data-pilot-member table:name="0.0250356" table:display="true" table:show-details="true"/>
                <table:data-pilot-member table:name="0.025769700666667" table:display="true" table:show-details="true"/>
                <table:data-pilot-member table:name="0.0260727906" table:display="true" table:show-details="true"/>
                <table:data-pilot-member table:name="0.028538847555556" table:display="true" table:show-details="true"/>
                <table:data-pilot-member table:name="0.030127579666667" table:display="true" table:show-details="true"/>
                <table:data-pilot-member table:name="0.03086761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 style:data-style-name="N2" text:time-value="08:36:01.292122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7:29:58.287647585</meta:creation-date>
    <dc:date>2018-10-27T10:22:51.800237608</dc:date>
    <meta:editing-duration>PT54M27S</meta:editing-duration>
    <meta:editing-cycles>5</meta:editing-cycles>
    <meta:generator>LibreOffice/6.1.2.1$Linux_X86_64 LibreOffice_project/10$Build-1</meta:generator>
    <meta:document-statistic meta:table-count="3" meta:cell-count="14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" style:font-style-name="Regular" style:font-pitch="fixed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mono" style:font-style-name="Regular" style:font-pitch="fixed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mono" style:font-style-name="Regular" style:font-pitch="fixed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mono" style:font-style-name="Regular" style:font-pitch="fixed" fo:font-size="9pt" style:font-size-asian="9pt" style:font-size-complex="9pt"/>
    </style:style>
    <style:style style:name="ch7" style:family="chart">
      <style:chart-properties chart:auto-position="true" style:rotation-angle="90"/>
      <style:text-properties fo:font-family="mono" style:font-style-name="Regular" style:font-pitch="fixed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595cm" svg:height="21.709cm" xlink:href=".." xlink:type="simple" chart:class="chart:scatter" chart:style-name="ch1">
        <chart:title svg:x="17.494cm" svg:y="0.57cm" chart:style-name="ch2">
          <text:p>ms/tick/paste</text:p>
        </chart:title>
        <chart:legend chart:legend-position="end" svg:x="36.404cm" svg:y="10.306cm" style:legend-expansion="high" chart:style-name="ch3"/>
        <chart:plot-area chart:style-name="ch4" table:cell-range-address="Sheet2.H2:Sheet2.J15" chart:data-source-has-labels="row" svg:x="1.782cm" svg:y="1.809cm" svg:width="33.851cm" svg:height="18.485cm">
          <chartooo:coordinate-region svg:x="3.091cm" svg:y="2.009cm" svg:width="32.223cm" svg:height="17.638cm"/>
          <chart:axis chart:dimension="x" chart:name="primary-x" chart:style-name="ch5">
            <chart:title svg:x="17.168cm" svg:y="20.728cm" chart:style-name="ch6">
              <text:p>Number of pastes</text:p>
            </chart:title>
          </chart:axis>
          <chart:axis chart:dimension="y" chart:name="primary-y" chart:style-name="ch5">
            <chart:title svg:x="0.451cm" svg:y="11.756cm" chart:style-name="ch7">
              <text:p>ms/tick</text:p>
            </chart:title>
            <chart:grid chart:style-name="ch8" chart:class="major"/>
          </chart:axis>
          <chart:series chart:style-name="ch9" chart:values-cell-range-address="Sheet2.I3:Sheet2.I15" chart:label-cell-address="Sheet2.I2:Sheet2.I2" chart:class="chart:scatter">
            <chart:domain table:cell-range-address="Sheet2.H3:Sheet2.H15"/>
            <chart:data-point chart:repeated="13"/>
          </chart:series>
          <chart:series chart:style-name="ch10" chart:values-cell-range-address="Sheet2.J3:Sheet2.J15" chart:label-cell-address="Sheet2.J2:Sheet2.J2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elt</text:p>
                <draw:g>
                  <svg:desc>Sheet2.I2:Sheet2.I2</svg:desc>
                </draw:g>
              </table:table-cell>
              <table:table-cell office:value-type="string">
                <text:p>bot</text:p>
                <draw:g>
                  <svg:desc>Sheet2.J2:Sheet2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H3:Sheet2.H15</svg:desc>
                </draw:g>
              </table:table-cell>
              <table:table-cell office:value-type="float" office:value="0.022650983333333">
                <text:p>0.022650983333333</text:p>
                <draw:g>
                  <svg:desc>Sheet2.I3:Sheet2.I15</svg:desc>
                </draw:g>
              </table:table-cell>
              <table:table-cell office:value-type="float" office:value="0.024568166666667">
                <text:p>0.024568166666667</text:p>
                <draw:g>
                  <svg:desc>Sheet2.J3:Sheet2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8429408333334">
                <text:p>0.018429408333334</text:p>
              </table:table-cell>
              <table:table-cell office:value-type="float" office:value="0.018197158333334">
                <text:p>0.018197158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6337866666667">
                <text:p>0.016337866666667</text:p>
              </table:table-cell>
              <table:table-cell office:value-type="float" office:value="0.016529266666667">
                <text:p>0.0165292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52747875">
                <text:p>0.0152747875</text:p>
              </table:table-cell>
              <table:table-cell office:value-type="float" office:value="0.0153412">
                <text:p>0.0153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4955896666667">
                <text:p>0.014955896666667</text:p>
              </table:table-cell>
              <table:table-cell office:value-type="float" office:value="0.014987583333333">
                <text:p>0.01498758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4083525">
                <text:p>0.014083525</text:p>
              </table:table-cell>
              <table:table-cell office:value-type="float" office:value="0.013717653333333">
                <text:p>0.01371765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138264075">
                <text:p>0.0138264075</text:p>
              </table:table-cell>
              <table:table-cell office:value-type="float" office:value="0.0134510925">
                <text:p>0.0134510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016611925666667">
                <text:p>0.016611925666667</text:p>
              </table:table-cell>
              <table:table-cell office:value-type="float" office:value="0.016219760666667">
                <text:p>0.016219760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21467052333333">
                <text:p>0.021467052333333</text:p>
              </table:table-cell>
              <table:table-cell office:value-type="float" office:value="0.019480807333333">
                <text:p>0.019480807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25769700666667">
                <text:p>0.025769700666667</text:p>
              </table:table-cell>
              <table:table-cell office:value-type="float" office:value="0.023040674833333">
                <text:p>0.0230406748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028538847555556">
                <text:p>0.028538847555556</text:p>
              </table:table-cell>
              <table:table-cell office:value-type="float" office:value="0.023993972055556">
                <text:p>0.0239939720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.030127579666667">
                <text:p>0.030127579666667</text:p>
              </table:table-cell>
              <table:table-cell office:value-type="float" office:value="0.0250356">
                <text:p>0.0250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.0308676199">
                <text:p>0.0308676199</text:p>
              </table:table-cell>
              <table:table-cell office:value-type="float" office:value="0.0260727906">
                <text:p>0.0260727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952cm" style:legend-expansion="high" chart:style-name="ch2"/>
        <chart:plot-area chart:style-name="ch3" table:cell-range-address="Sheet2.H2:Sheet2.H15 Sheet2.K2:Sheet2.L15" chart:data-source-has-labels="row" svg:x="0.32cm" svg:y="0.18cm" svg:width="11.793cm" svg:height="8.64cm">
          <chartooo:coordinate-region svg:x="2.026cm" svg:y="0.379cm" svg:width="9.80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K3:Sheet2.K15" chart:label-cell-address="Sheet2.K2:Sheet2.K2" chart:class="chart:scatter">
            <chart:domain table:cell-range-address="Sheet2.H3:Sheet2.H15"/>
            <chart:data-point chart:repeated="13"/>
          </chart:series>
          <chart:series chart:style-name="ch8" chart:values-cell-range-address="Sheet2.L3:Sheet2.L15" chart:label-cell-address="Sheet2.L2:Sheet2.L2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mount slower</text:p>
                <draw:g>
                  <svg:desc>Sheet2.K2:Sheet2.K2</svg:desc>
                </draw:g>
              </table:table-cell>
              <table:table-cell office:value-type="string">
                <text:p>amount slower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H3:Sheet2.H15</svg:desc>
                </draw:g>
              </table:table-cell>
              <table:table-cell office:value-type="float" office:value="-0.638240687852792">
                <text:p>-0.638240687852792</text:p>
                <draw:g>
                  <svg:desc>Sheet2.K3:Sheet2.K15</svg:desc>
                </draw:g>
              </table:table-cell>
              <table:table-cell office:value-type="float" office:value="-0.826481132790292">
                <text:p>-0.826481132790292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332913725661131">
                <text:p>-0.332913725661131</text:p>
              </table:table-cell>
              <table:table-cell office:value-type="float" office:value="-0.352838688257775">
                <text:p>-0.352838688257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181642206528847">
                <text:p>-0.181642206528847</text:p>
              </table:table-cell>
              <table:table-cell office:value-type="float" office:value="-0.228841944746644">
                <text:p>-0.228841944746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104754615398107">
                <text:p>-0.104754615398107</text:p>
              </table:table-cell>
              <table:table-cell office:value-type="float" office:value="-0.140517024918236">
                <text:p>-0.140517024918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0816907187689211">
                <text:p>-0.0816907187689211</text:p>
              </table:table-cell>
              <table:table-cell office:value-type="float" office:value="-0.114227958311416">
                <text:p>-0.114227958311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-0.0185961176104494">
                <text:p>-0.0185961176104494</text:p>
              </table:table-cell>
              <table:table-cell office:value-type="float" office:value="-0.0198170396444006">
                <text:p>-0.0198170396444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-0.201463624348335">
                <text:p>-0.201463624348335</text:p>
              </table:table-cell>
              <table:table-cell office:value-type="float" office:value="-0.205832215239543">
                <text:p>-0.205832215239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-0.552612443495029">
                <text:p>-0.552612443495029</text:p>
              </table:table-cell>
              <table:table-cell office:value-type="float" office:value="-0.448269524080144">
                <text:p>-0.448269524080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-0.863803064293237">
                <text:p>-0.863803064293237</text:p>
              </table:table-cell>
              <table:table-cell office:value-type="float" office:value="-0.712922190768742">
                <text:p>-0.712922190768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-1.06408262996415">
                <text:p>-1.06408262996415</text:p>
              </table:table-cell>
              <table:table-cell office:value-type="float" office:value="-0.783793551011265">
                <text:p>-0.783793551011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-1.17898826334078">
                <text:p>-1.17898826334078</text:p>
              </table:table-cell>
              <table:table-cell office:value-type="float" office:value="-0.861231717795413">
                <text:p>-0.861231717795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-1.23251194498643">
                <text:p>-1.23251194498643</text:p>
              </table:table-cell>
              <table:table-cell office:value-type="float" office:value="-0.938339997290183">
                <text:p>-0.938339997290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